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881944444444444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4.3038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.63425in" svg:y="26.97677in" svg:width="3.3378in" svg:height="1.7700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7008in" svg:y="19.98425in" svg:width="3.20906in" svg:height="1.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3.84961in" svg:y="20.08937in" svg:width="3.30551in" svg:height="1.5370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7.76653in" svg:y="20.07835in" svg:width="3.17598in" svg:height="1.97677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30984in" svg:y="22.55748in" svg:width="3.19724in" svg:height="1.38583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3.94646in" svg:y="22.57795in" svg:width="3.15433in" svg:height="1.4952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7.82087in" svg:y="22.59882in" svg:width="3.21929in" svg:height="1.53268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0.50394in" svg:y="24.40787in" svg:width="3.05709in" svg:height="1.8881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4.12992in" svg:y="24.56535in" svg:width="2.87362in" svg:height="1.8189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7.92913in" svg:y="24.64803in" svg:width="3.29449in" svg:height="1.58504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Chart 11" svg:x="5.13386in" svg:y="26.88661in" svg:width="4.59449in" svg:height="1.80433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Chart 12" svg:x="0.36378in" svg:y="29.21535in" svg:width="11.87874in" svg:height="7.77244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2" table:default-cell-style-name="ce1"/>
        <table:table-row table:style-name="ro1">
          <table:table-cell table:number-columns-repeated="2" table:style-name="ce1"/>
          <table:table-cell office:value-type="string" table:style-name="ce2">
            <text:p>Name</text:p>
          </table:table-cell>
          <table:table-cell office:value-type="string" table:style-name="ce2">
            <text:p>Akshaya Karand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ID</text:p>
          </table:table-cell>
          <table:table-cell office:value-type="float" office:value="2021300056" table:style-name="ce3">
            <text:p>202130005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Branch</text:p>
          </table:table-cell>
          <table:table-cell office:value-type="string" table:style-name="ce2">
            <text:p>SE COMPS A(BATCH-D)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^3</text:p>
          </table:table-cell>
          <table:table-cell office:value-type="string" table:style-name="ce1">
            <text:p>2^n</text:p>
          </table:table-cell>
          <table:table-cell office:value-type="string" table:style-name="ce1">
            <text:p>ln n</text:p>
          </table:table-cell>
          <table:table-cell office:value-type="string" table:style-name="ce1">
            <text:p>lg n</text:p>
          </table:table-cell>
          <table:table-cell office:value-type="string" table:style-name="ce1">
            <text:p>n lg n</text:p>
          </table:table-cell>
          <table:table-cell office:value-type="string" table:style-name="ce1">
            <text:p>2^2^n</text:p>
          </table:table-cell>
          <table:table-cell office:value-type="string" table:style-name="ce1">
            <text:p>e^n</text:p>
          </table:table-cell>
          <table:table-cell office:value-type="string" table:style-name="ce1">
            <text:p>(3/2)^n</text:p>
          </table:table-cell>
          <table:table-cell office:value-type="string" table:style-name="ce1">
            <text:p>n.2^n</text:p>
          </table:table-cell>
          <table:table-cell office:value-type="string" table:style-name="ce1">
            <text:p>n!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n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72" table:style-name="ce1">
            <text:p>2.72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69" table:style-name="ce1">
            <text:p>0.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7.39" table:style-name="ce1">
            <text:p>7.39</text:p>
          </table:table-cell>
          <table:table-cell office:value-type="float" office:value="2.25" table:style-name="ce1">
            <text:p>2.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8" table:style-name="ce1">
            <text:p>1.58</text:p>
          </table:table-cell>
          <table:table-cell office:value-type="float" office:value="4.75" table:style-name="ce1">
            <text:p>4.75</text:p>
          </table:table-cell>
          <table:table-cell office:value-type="float" office:value="256" table:style-name="ce1">
            <text:p>256</text:p>
          </table:table-cell>
          <table:table-cell office:value-type="float" office:value="20.09" table:style-name="ce1">
            <text:p>20.09</text:p>
          </table:table-cell>
          <table:table-cell office:value-type="float" office:value="3.38" table:style-name="ce1">
            <text:p>3.38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1.39" table:style-name="ce1">
            <text:p>1.3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5536" table:style-name="ce1">
            <text:p>65536</text:p>
          </table:table-cell>
          <table:table-cell office:value-type="float" office:value="54.6" table:style-name="ce1">
            <text:p>54.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5" table:style-name="ce1">
            <text:p>125</text:p>
          </table:table-cell>
          <table:table-cell office:value-type="float" office:value="32" table:style-name="ce1">
            <text:p>32</text:p>
          </table:table-cell>
          <table:table-cell office:value-type="float" office:value="1.61" table:style-name="ce1">
            <text:p>1.61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1.61" table:style-name="ce1">
            <text:p>11.61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148.41" table:style-name="ce1">
            <text:p>148.41</text:p>
          </table:table-cell>
          <table:table-cell office:value-type="float" office:value="7.59" table:style-name="ce1">
            <text:p>7.59</text:p>
          </table:table-cell>
          <table:table-cell office:value-type="float" office:value="160" table:style-name="ce1">
            <text:p>160</text:p>
          </table:table-cell>
          <table:table-cell office:value-type="float" office:value="120" table:style-name="ce1">
            <text:p>12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1.79" table:style-name="ce1">
            <text:p>1.79</text:p>
          </table:table-cell>
          <table:table-cell office:value-type="float" office:value="2.58" table:style-name="ce1">
            <text:p>2.58</text:p>
          </table:table-cell>
          <table:table-cell office:value-type="float" office:value="15.51" table:style-name="ce1">
            <text:p>15.51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03.43" table:style-name="ce1">
            <text:p>403.43</text:p>
          </table:table-cell>
          <table:table-cell office:value-type="float" office:value="11.39" table:style-name="ce1">
            <text:p>11.39</text:p>
          </table:table-cell>
          <table:table-cell office:value-type="float" office:value="384" table:style-name="ce1">
            <text:p>384</text:p>
          </table:table-cell>
          <table:table-cell office:value-type="float" office:value="720" table:style-name="ce1">
            <text:p>7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3" table:style-name="ce1">
            <text:p>343</text:p>
          </table:table-cell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.95</text:p>
          </table:table-cell>
          <table:table-cell office:value-type="float" office:value="2.81" table:style-name="ce1">
            <text:p>2.81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3.4028236692093899E+38" table:style-name="ce1">
            <text:p>3.40282E+38</text:p>
          </table:table-cell>
          <table:table-cell office:value-type="float" office:value="1096.6300000000001" table:style-name="ce1">
            <text:p>1096.63</text:p>
          </table:table-cell>
          <table:table-cell office:value-type="float" office:value="17.09" table:style-name="ce1">
            <text:p>17.09</text:p>
          </table:table-cell>
          <table:table-cell office:value-type="float" office:value="896" table:style-name="ce1">
            <text:p>896</text:p>
          </table:table-cell>
          <table:table-cell office:value-type="float" office:value="5040" table:style-name="ce1">
            <text:p>504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12" table:style-name="ce1">
            <text:p>512</text:p>
          </table:table-cell>
          <table:table-cell office:value-type="float" office:value="256" table:style-name="ce1">
            <text:p>256</text:p>
          </table:table-cell>
          <table:table-cell office:value-type="float" office:value="2.08" table:style-name="ce1">
            <text:p>2.0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.15792089237316E+77" table:style-name="ce1">
            <text:p>1.15792E+77</text:p>
          </table:table-cell>
          <table:table-cell office:value-type="float" office:value="2980.96" table:style-name="ce1">
            <text:p>2980.96</text:p>
          </table:table-cell>
          <table:table-cell office:value-type="float" office:value="25.63" table:style-name="ce1">
            <text:p>25.63</text:p>
          </table:table-cell>
          <table:table-cell office:value-type="float" office:value="2048" table:style-name="ce1">
            <text:p>2048</text:p>
          </table:table-cell>
          <table:table-cell office:value-type="float" office:value="40320" table:style-name="ce1">
            <text:p>4032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29" table:style-name="ce1">
            <text:p>729</text:p>
          </table:table-cell>
          <table:table-cell office:value-type="float" office:value="512" table:style-name="ce1">
            <text:p>5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7" table:style-name="ce1">
            <text:p>3.17</text:p>
          </table:table-cell>
          <table:table-cell office:value-type="float" office:value="28.53" table:style-name="ce1">
            <text:p>28.53</text:p>
          </table:table-cell>
          <table:table-cell office:value-type="float" office:value="1.34078079299426E+154" table:style-name="ce1">
            <text:p>1.3408E+154</text:p>
          </table:table-cell>
          <table:table-cell office:value-type="float" office:value="8103.08" table:style-name="ce1">
            <text:p>8103.08</text:p>
          </table:table-cell>
          <table:table-cell office:value-type="float" office:value="38.44" table:style-name="ce1">
            <text:p>38.44</text:p>
          </table:table-cell>
          <table:table-cell office:value-type="float" office:value="4608" table:style-name="ce1">
            <text:p>4608</text:p>
          </table:table-cell>
          <table:table-cell office:value-type="float" office:value="362880" table:style-name="ce1">
            <text:p>36288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024" table:style-name="ce1">
            <text:p>102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32" table:style-name="ce1">
            <text:p>3.32</text:p>
          </table:table-cell>
          <table:table-cell office:value-type="float" office:value="33.22" table:style-name="ce1">
            <text:p>33.22</text:p>
          </table:table-cell>
          <table:table-cell office:value-type="string" table:style-name="ce1">
            <text:p>inf</text:p>
          </table:table-cell>
          <table:table-cell office:value-type="float" office:value="22026.47" table:style-name="ce1">
            <text:p>22026.47</text:p>
          </table:table-cell>
          <table:table-cell office:value-type="float" office:value="57.67" table:style-name="ce1">
            <text:p>57.67</text:p>
          </table:table-cell>
          <table:table-cell office:value-type="float" office:value="10240" table:style-name="ce1">
            <text:p>10240</text:p>
          </table:table-cell>
          <table:table-cell office:value-type="float" office:value="3628800" table:style-name="ce1">
            <text:p>36288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331" table:style-name="ce1">
            <text:p>1331</text:p>
          </table:table-cell>
          <table:table-cell office:value-type="float" office:value="2048" table:style-name="ce1">
            <text:p>2048</text:p>
          </table:table-cell>
          <table:table-cell office:value-type="float" office:value="2.4" table:style-name="ce1">
            <text:p>2.4</text:p>
          </table:table-cell>
          <table:table-cell office:value-type="float" office:value="3.46" table:style-name="ce1">
            <text:p>3.46</text:p>
          </table:table-cell>
          <table:table-cell office:value-type="float" office:value="38.049999999999997" table:style-name="ce1">
            <text:p>38.05</text:p>
          </table:table-cell>
          <table:table-cell office:value-type="string" table:style-name="ce1">
            <text:p>inf</text:p>
          </table:table-cell>
          <table:table-cell office:value-type="float" office:value="59874.14" table:style-name="ce1">
            <text:p>59874.14</text:p>
          </table:table-cell>
          <table:table-cell office:value-type="float" office:value="86.5" table:style-name="ce1">
            <text:p>86.5</text:p>
          </table:table-cell>
          <table:table-cell office:value-type="float" office:value="22528" table:style-name="ce1">
            <text:p>22528</text:p>
          </table:table-cell>
          <table:table-cell office:value-type="float" office:value="39916800" table:style-name="ce1">
            <text:p>3991680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28" table:style-name="ce1">
            <text:p>1728</text:p>
          </table:table-cell>
          <table:table-cell office:value-type="float" office:value="4096" table:style-name="ce1">
            <text:p>4096</text:p>
          </table:table-cell>
          <table:table-cell office:value-type="float" office:value="2.48" table:style-name="ce1">
            <text:p>2.48</text:p>
          </table:table-cell>
          <table:table-cell office:value-type="float" office:value="3.58" table:style-name="ce1">
            <text:p>3.58</text:p>
          </table:table-cell>
          <table:table-cell office:value-type="float" office:value="43.02" table:style-name="ce1">
            <text:p>43.02</text:p>
          </table:table-cell>
          <table:table-cell office:value-type="string" table:style-name="ce1">
            <text:p>inf</text:p>
          </table:table-cell>
          <table:table-cell office:value-type="float" office:value="162754.79" table:style-name="ce1">
            <text:p>162754.79</text:p>
          </table:table-cell>
          <table:table-cell office:value-type="float" office:value="129.75" table:style-name="ce1">
            <text:p>129.75</text:p>
          </table:table-cell>
          <table:table-cell office:value-type="float" office:value="49152" table:style-name="ce1">
            <text:p>49152</text:p>
          </table:table-cell>
          <table:table-cell office:value-type="float" office:value="479001600" table:style-name="ce1">
            <text:p>47900160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97" table:style-name="ce1">
            <text:p>2197</text:p>
          </table:table-cell>
          <table:table-cell office:value-type="float" office:value="8192" table:style-name="ce1">
            <text:p>8192</text:p>
          </table:table-cell>
          <table:table-cell office:value-type="float" office:value="2.56" table:style-name="ce1">
            <text:p>2.56</text:p>
          </table:table-cell>
          <table:table-cell office:value-type="float" office:value="3.7" table:style-name="ce1">
            <text:p>3.7</text:p>
          </table:table-cell>
          <table:table-cell office:value-type="float" office:value="48.11" table:style-name="ce1">
            <text:p>48.11</text:p>
          </table:table-cell>
          <table:table-cell office:value-type="string" table:style-name="ce1">
            <text:p>inf</text:p>
          </table:table-cell>
          <table:table-cell office:value-type="float" office:value="442413.39" table:style-name="ce1">
            <text:p>442413.39</text:p>
          </table:table-cell>
          <table:table-cell office:value-type="float" office:value="194.62" table:style-name="ce1">
            <text:p>194.62</text:p>
          </table:table-cell>
          <table:table-cell office:value-type="float" office:value="106496" table:style-name="ce1">
            <text:p>106496</text:p>
          </table:table-cell>
          <table:table-cell office:value-type="float" office:value="6227020800" table:style-name="ce1">
            <text:p>6227020800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44" table:style-name="ce1">
            <text:p>2744</text:p>
          </table:table-cell>
          <table:table-cell office:value-type="float" office:value="16384" table:style-name="ce1">
            <text:p>16384</text:p>
          </table:table-cell>
          <table:table-cell office:value-type="float" office:value="2.64" table:style-name="ce1">
            <text:p>2.64</text:p>
          </table:table-cell>
          <table:table-cell office:value-type="float" office:value="3.81" table:style-name="ce1">
            <text:p>3.81</text:p>
          </table:table-cell>
          <table:table-cell office:value-type="float" office:value="53.3" table:style-name="ce1">
            <text:p>53.3</text:p>
          </table:table-cell>
          <table:table-cell office:value-type="string" table:style-name="ce1">
            <text:p>inf</text:p>
          </table:table-cell>
          <table:table-cell office:value-type="float" office:value="1202604.28" table:style-name="ce1">
            <text:p>1202604.28</text:p>
          </table:table-cell>
          <table:table-cell office:value-type="float" office:value="291.93" table:style-name="ce1">
            <text:p>291.93</text:p>
          </table:table-cell>
          <table:table-cell office:value-type="float" office:value="229376" table:style-name="ce1">
            <text:p>229376</text:p>
          </table:table-cell>
          <table:table-cell office:value-type="float" office:value="87178291200" table:style-name="ce1">
            <text:p>87178291200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375" table:style-name="ce1">
            <text:p>3375</text:p>
          </table:table-cell>
          <table:table-cell office:value-type="float" office:value="32768" table:style-name="ce1">
            <text:p>32768</text:p>
          </table:table-cell>
          <table:table-cell office:value-type="float" office:value="2.71" table:style-name="ce1">
            <text:p>2.71</text:p>
          </table:table-cell>
          <table:table-cell office:value-type="float" office:value="3.91" table:style-name="ce1">
            <text:p>3.91</text:p>
          </table:table-cell>
          <table:table-cell office:value-type="float" office:value="58.6" table:style-name="ce1">
            <text:p>58.6</text:p>
          </table:table-cell>
          <table:table-cell office:value-type="string" table:style-name="ce1">
            <text:p>inf</text:p>
          </table:table-cell>
          <table:table-cell office:value-type="float" office:value="3269017.37" table:style-name="ce1">
            <text:p>3269017.37</text:p>
          </table:table-cell>
          <table:table-cell office:value-type="float" office:value="437.89" table:style-name="ce1">
            <text:p>437.89</text:p>
          </table:table-cell>
          <table:table-cell office:value-type="float" office:value="491520" table:style-name="ce1">
            <text:p>491520</text:p>
          </table:table-cell>
          <table:table-cell office:value-type="float" office:value="1307674368000" table:style-name="ce1">
            <text:p>1.30767E+12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096" table:style-name="ce1">
            <text:p>4096</text:p>
          </table:table-cell>
          <table:table-cell office:value-type="float" office:value="65536" table:style-name="ce1">
            <text:p>65536</text:p>
          </table:table-cell>
          <table:table-cell office:value-type="float" office:value="2.77" table:style-name="ce1">
            <text:p>2.77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f</text:p>
          </table:table-cell>
          <table:table-cell office:value-type="float" office:value="8886110.5199999996" table:style-name="ce1">
            <text:p>8886110.52</text:p>
          </table:table-cell>
          <table:table-cell office:value-type="float" office:value="656.84" table:style-name="ce1">
            <text:p>656.84</text:p>
          </table:table-cell>
          <table:table-cell office:value-type="float" office:value="1048576" table:style-name="ce1">
            <text:p>1048576</text:p>
          </table:table-cell>
          <table:table-cell office:value-type="float" office:value="20922789888000" table:style-name="ce1">
            <text:p>2.09228E+13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4913" table:style-name="ce1">
            <text:p>4913</text:p>
          </table:table-cell>
          <table:table-cell office:value-type="float" office:value="131072" table:style-name="ce1">
            <text:p>131072</text:p>
          </table:table-cell>
          <table:table-cell office:value-type="float" office:value="2.83" table:style-name="ce1">
            <text:p>2.83</text:p>
          </table:table-cell>
          <table:table-cell office:value-type="float" office:value="4.09" table:style-name="ce1">
            <text:p>4.09</text:p>
          </table:table-cell>
          <table:table-cell office:value-type="float" office:value="69.489999999999995" table:style-name="ce1">
            <text:p>69.49</text:p>
          </table:table-cell>
          <table:table-cell office:value-type="string" table:style-name="ce1">
            <text:p>inf</text:p>
          </table:table-cell>
          <table:table-cell office:value-type="float" office:value="24154952.75" table:style-name="ce1">
            <text:p>24154952.75</text:p>
          </table:table-cell>
          <table:table-cell office:value-type="float" office:value="985.26" table:style-name="ce1">
            <text:p>985.26</text:p>
          </table:table-cell>
          <table:table-cell office:value-type="float" office:value="2228224" table:style-name="ce1">
            <text:p>2228224</text:p>
          </table:table-cell>
          <table:table-cell office:value-type="float" office:value="355687428096000" table:style-name="ce1">
            <text:p>3.55687E+14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5832" table:style-name="ce1">
            <text:p>5832</text:p>
          </table:table-cell>
          <table:table-cell office:value-type="float" office:value="262144" table:style-name="ce1">
            <text:p>262144</text:p>
          </table:table-cell>
          <table:table-cell office:value-type="float" office:value="2.89" table:style-name="ce1">
            <text:p>2.89</text:p>
          </table:table-cell>
          <table:table-cell office:value-type="float" office:value="4.17" table:style-name="ce1">
            <text:p>4.17</text:p>
          </table:table-cell>
          <table:table-cell office:value-type="float" office:value="75.06" table:style-name="ce1">
            <text:p>75.06</text:p>
          </table:table-cell>
          <table:table-cell office:value-type="string" table:style-name="ce1">
            <text:p>inf</text:p>
          </table:table-cell>
          <table:table-cell office:value-type="float" office:value="65659969.140000001" table:style-name="ce1">
            <text:p>65659969.14</text:p>
          </table:table-cell>
          <table:table-cell office:value-type="float" office:value="1477.89" table:style-name="ce1">
            <text:p>1477.89</text:p>
          </table:table-cell>
          <table:table-cell office:value-type="float" office:value="4718592" table:style-name="ce1">
            <text:p>4718592</text:p>
          </table:table-cell>
          <table:table-cell office:value-type="float" office:value="6402373705728000" table:style-name="ce1">
            <text:p>6.40237E+15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859" table:style-name="ce1">
            <text:p>6859</text:p>
          </table:table-cell>
          <table:table-cell office:value-type="float" office:value="524288" table:style-name="ce1">
            <text:p>524288</text:p>
          </table:table-cell>
          <table:table-cell office:value-type="float" office:value="2.94" table:style-name="ce1">
            <text:p>2.94</text:p>
          </table:table-cell>
          <table:table-cell office:value-type="float" office:value="4.25" table:style-name="ce1">
            <text:p>4.25</text:p>
          </table:table-cell>
          <table:table-cell office:value-type="float" office:value="80.709999999999994" table:style-name="ce1">
            <text:p>80.71</text:p>
          </table:table-cell>
          <table:table-cell office:value-type="string" table:style-name="ce1">
            <text:p>inf</text:p>
          </table:table-cell>
          <table:table-cell office:value-type="float" office:value="178482300.96000001" table:style-name="ce1">
            <text:p>178482301</text:p>
          </table:table-cell>
          <table:table-cell office:value-type="float" office:value="2216.84" table:style-name="ce1">
            <text:p>2216.84</text:p>
          </table:table-cell>
          <table:table-cell office:value-type="float" office:value="9961472" table:style-name="ce1">
            <text:p>9961472</text:p>
          </table:table-cell>
          <table:table-cell office:value-type="float" office:value="1.21645100408832E+17" table:style-name="ce1">
            <text:p>1.21645E+17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8000" table:style-name="ce1">
            <text:p>8000</text:p>
          </table:table-cell>
          <table:table-cell office:value-type="float" office:value="1048576" table:style-name="ce1">
            <text:p>1048576</text:p>
          </table:table-cell>
          <table:table-cell office:value-type="float" office:value="3" table:style-name="ce1">
            <text:p>3</text:p>
          </table:table-cell>
          <table:table-cell office:value-type="float" office:value="4.32" table:style-name="ce1">
            <text:p>4.32</text:p>
          </table:table-cell>
          <table:table-cell office:value-type="float" office:value="86.44" table:style-name="ce1">
            <text:p>86.44</text:p>
          </table:table-cell>
          <table:table-cell office:value-type="string" table:style-name="ce1">
            <text:p>inf</text:p>
          </table:table-cell>
          <table:table-cell office:value-type="float" office:value="485165195.41000003" table:style-name="ce1">
            <text:p>485165195.4</text:p>
          </table:table-cell>
          <table:table-cell office:value-type="float" office:value="3325.26" table:style-name="ce1">
            <text:p>3325.26</text:p>
          </table:table-cell>
          <table:table-cell office:value-type="float" office:value="20971520" table:style-name="ce1">
            <text:p>20971520</text:p>
          </table:table-cell>
          <table:table-cell office:value-type="float" office:value="2.43290200817664E+18" table:style-name="ce1">
            <text:p>2.4329E+18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9261" table:style-name="ce1">
            <text:p>9261</text:p>
          </table:table-cell>
          <table:table-cell office:value-type="float" office:value="2097152" table:style-name="ce1">
            <text:p>2097152</text:p>
          </table:table-cell>
          <table:table-cell office:value-type="float" office:value="3.04" table:style-name="ce1">
            <text:p>3.0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92.24" table:style-name="ce1">
            <text:p>92.24</text:p>
          </table:table-cell>
          <table:table-cell office:value-type="string" table:style-name="ce1">
            <text:p>inf</text:p>
          </table:table-cell>
          <table:table-cell office:value-type="float" office:value="1318815734.48" table:style-name="ce1">
            <text:p>1318815734</text:p>
          </table:table-cell>
          <table:table-cell office:value-type="float" office:value="4987.8900000000003" table:style-name="ce1">
            <text:p>4987.89</text:p>
          </table:table-cell>
          <table:table-cell office:value-type="float" office:value="44040192" table:style-name="ce1">
            <text:p>44040192</text:p>
          </table:table-cell>
          <table:table-cell office:value-type="float" office:value="5.1090942171709399E+19" table:style-name="ce1">
            <text:p>5.10909E+19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0648" table:style-name="ce1">
            <text:p>10648</text:p>
          </table:table-cell>
          <table:table-cell office:value-type="float" office:value="4194304" table:style-name="ce1">
            <text:p>4194304</text:p>
          </table:table-cell>
          <table:table-cell office:value-type="float" office:value="3.09" table:style-name="ce1">
            <text:p>3.09</text:p>
          </table:table-cell>
          <table:table-cell office:value-type="float" office:value="4.46" table:style-name="ce1">
            <text:p>4.46</text:p>
          </table:table-cell>
          <table:table-cell office:value-type="float" office:value="98.11" table:style-name="ce1">
            <text:p>98.11</text:p>
          </table:table-cell>
          <table:table-cell office:value-type="string" table:style-name="ce1">
            <text:p>inf</text:p>
          </table:table-cell>
          <table:table-cell office:value-type="float" office:value="3584912846.1300001" table:style-name="ce1">
            <text:p>3584912846</text:p>
          </table:table-cell>
          <table:table-cell office:value-type="float" office:value="7481.83" table:style-name="ce1">
            <text:p>7481.83</text:p>
          </table:table-cell>
          <table:table-cell office:value-type="float" office:value="92274688" table:style-name="ce1">
            <text:p>92274688</text:p>
          </table:table-cell>
          <table:table-cell office:value-type="float" office:value="1.12400072777761E+21" table:style-name="ce1">
            <text:p>1.124E+21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167" table:style-name="ce1">
            <text:p>12167</text:p>
          </table:table-cell>
          <table:table-cell office:value-type="float" office:value="8388608" table:style-name="ce1">
            <text:p>8388608</text:p>
          </table:table-cell>
          <table:table-cell office:value-type="float" office:value="3.14" table:style-name="ce1">
            <text:p>3.14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04.04" table:style-name="ce1">
            <text:p>104.04</text:p>
          </table:table-cell>
          <table:table-cell office:value-type="string" table:style-name="ce1">
            <text:p>inf</text:p>
          </table:table-cell>
          <table:table-cell office:value-type="float" office:value="9744803446.25" table:style-name="ce1">
            <text:p>9744803446</text:p>
          </table:table-cell>
          <table:table-cell office:value-type="float" office:value="11222.74" table:style-name="ce1">
            <text:p>11222.74</text:p>
          </table:table-cell>
          <table:table-cell office:value-type="float" office:value="192937984" table:style-name="ce1">
            <text:p>192937984</text:p>
          </table:table-cell>
          <table:table-cell office:value-type="float" office:value="2.5852016738884999E+22" table:style-name="ce1">
            <text:p>2.5852E+22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3824" table:style-name="ce1">
            <text:p>13824</text:p>
          </table:table-cell>
          <table:table-cell office:value-type="float" office:value="16777216" table:style-name="ce1">
            <text:p>16777216</text:p>
          </table:table-cell>
          <table:table-cell office:value-type="float" office:value="3.18" table:style-name="ce1">
            <text:p>3.18</text:p>
          </table:table-cell>
          <table:table-cell office:value-type="float" office:value="4.58" table:style-name="ce1">
            <text:p>4.58</text:p>
          </table:table-cell>
          <table:table-cell office:value-type="float" office:value="110.04" table:style-name="ce1">
            <text:p>110.04</text:p>
          </table:table-cell>
          <table:table-cell office:value-type="string" table:style-name="ce1">
            <text:p>inf</text:p>
          </table:table-cell>
          <table:table-cell office:value-type="float" office:value="26489122129.84" table:style-name="ce1">
            <text:p>26489122130</text:p>
          </table:table-cell>
          <table:table-cell office:value-type="float" office:value="16834.11" table:style-name="ce1">
            <text:p>16834.11</text:p>
          </table:table-cell>
          <table:table-cell office:value-type="float" office:value="402653184" table:style-name="ce1">
            <text:p>402653184</text:p>
          </table:table-cell>
          <table:table-cell office:value-type="float" office:value="6.2044840173323995E+23" table:style-name="ce1">
            <text:p>6.20448E+23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5625" table:style-name="ce1">
            <text:p>15625</text:p>
          </table:table-cell>
          <table:table-cell office:value-type="float" office:value="33554432" table:style-name="ce1">
            <text:p>33554432</text:p>
          </table:table-cell>
          <table:table-cell office:value-type="float" office:value="3.22" table:style-name="ce1">
            <text:p>3.22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16.1" table:style-name="ce1">
            <text:p>116.1</text:p>
          </table:table-cell>
          <table:table-cell office:value-type="string" table:style-name="ce1">
            <text:p>inf</text:p>
          </table:table-cell>
          <table:table-cell office:value-type="float" office:value="72004899337.389999" table:style-name="ce1">
            <text:p>72004899337</text:p>
          </table:table-cell>
          <table:table-cell office:value-type="float" office:value="25251.17" table:style-name="ce1">
            <text:p>25251.17</text:p>
          </table:table-cell>
          <table:table-cell office:value-type="float" office:value="838860800" table:style-name="ce1">
            <text:p>838860800</text:p>
          </table:table-cell>
          <table:table-cell office:value-type="float" office:value="1.5511210043330999E+25" table:style-name="ce1">
            <text:p>1.55112E+25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7576" table:style-name="ce1">
            <text:p>17576</text:p>
          </table:table-cell>
          <table:table-cell office:value-type="float" office:value="67108864" table:style-name="ce1">
            <text:p>67108864</text:p>
          </table:table-cell>
          <table:table-cell office:value-type="float" office:value="3.26" table:style-name="ce1">
            <text:p>3.26</text:p>
          </table:table-cell>
          <table:table-cell office:value-type="float" office:value="4.7" table:style-name="ce1">
            <text:p>4.7</text:p>
          </table:table-cell>
          <table:table-cell office:value-type="float" office:value="122.21" table:style-name="ce1">
            <text:p>122.21</text:p>
          </table:table-cell>
          <table:table-cell office:value-type="string" table:style-name="ce1">
            <text:p>inf</text:p>
          </table:table-cell>
          <table:table-cell office:value-type="float" office:value="195729609428.84" table:style-name="ce1">
            <text:p>1.9573E+11</text:p>
          </table:table-cell>
          <table:table-cell office:value-type="float" office:value="37876.75" table:style-name="ce1">
            <text:p>37876.75</text:p>
          </table:table-cell>
          <table:table-cell office:value-type="float" office:value="1744830464" table:style-name="ce1">
            <text:p>1744830464</text:p>
          </table:table-cell>
          <table:table-cell office:value-type="float" office:value="4.0329146112660599E+26" table:style-name="ce1">
            <text:p>4.03291E+26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9683" table:style-name="ce1">
            <text:p>19683</text:p>
          </table:table-cell>
          <table:table-cell office:value-type="float" office:value="134217728" table:style-name="ce1">
            <text:p>134217728</text:p>
          </table:table-cell>
          <table:table-cell office:value-type="float" office:value="3.3" table:style-name="ce1">
            <text:p>3.3</text:p>
          </table:table-cell>
          <table:table-cell office:value-type="float" office:value="4.75" table:style-name="ce1">
            <text:p>4.75</text:p>
          </table:table-cell>
          <table:table-cell office:value-type="float" office:value="128.38" table:style-name="ce1">
            <text:p>128.38</text:p>
          </table:table-cell>
          <table:table-cell office:value-type="string" table:style-name="ce1">
            <text:p>inf</text:p>
          </table:table-cell>
          <table:table-cell office:value-type="float" office:value="532048240601.79999" table:style-name="ce1">
            <text:p>5.32048E+11</text:p>
          </table:table-cell>
          <table:table-cell office:value-type="float" office:value="56815.13" table:style-name="ce1">
            <text:p>56815.13</text:p>
          </table:table-cell>
          <table:table-cell office:value-type="float" office:value="3623878656" table:style-name="ce1">
            <text:p>3623878656</text:p>
          </table:table-cell>
          <table:table-cell office:value-type="float" office:value="1.08888694504184E+28" table:style-name="ce1">
            <text:p>1.08889E+28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952" table:style-name="ce1">
            <text:p>21952</text:p>
          </table:table-cell>
          <table:table-cell office:value-type="float" office:value="268435456" table:style-name="ce1">
            <text:p>268435456</text:p>
          </table:table-cell>
          <table:table-cell office:value-type="float" office:value="3.33" table:style-name="ce1">
            <text:p>3.33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34.61000000000001" table:style-name="ce1">
            <text:p>134.61</text:p>
          </table:table-cell>
          <table:table-cell office:value-type="string" table:style-name="ce1">
            <text:p>inf</text:p>
          </table:table-cell>
          <table:table-cell office:value-type="float" office:value="1446257064291.48" table:style-name="ce1">
            <text:p>1.44626E+12</text:p>
          </table:table-cell>
          <table:table-cell office:value-type="float" office:value="85222.69" table:style-name="ce1">
            <text:p>85222.69</text:p>
          </table:table-cell>
          <table:table-cell office:value-type="float" office:value="7516192768" table:style-name="ce1">
            <text:p>7516192768</text:p>
          </table:table-cell>
          <table:table-cell office:value-type="float" office:value="3.0488834461171401E+29" table:style-name="ce1">
            <text:p>3.04888E+29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4389" table:style-name="ce1">
            <text:p>24389</text:p>
          </table:table-cell>
          <table:table-cell office:value-type="float" office:value="536870912" table:style-name="ce1">
            <text:p>536870912</text:p>
          </table:table-cell>
          <table:table-cell office:value-type="float" office:value="3.37" table:style-name="ce1">
            <text:p>3.37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40.88" table:style-name="ce1">
            <text:p>140.88</text:p>
          </table:table-cell>
          <table:table-cell office:value-type="string" table:style-name="ce1">
            <text:p>inf</text:p>
          </table:table-cell>
          <table:table-cell office:value-type="float" office:value="3931334297144.04" table:style-name="ce1">
            <text:p>3.93133E+12</text:p>
          </table:table-cell>
          <table:table-cell office:value-type="float" office:value="127834.04" table:style-name="ce1">
            <text:p>127834.04</text:p>
          </table:table-cell>
          <table:table-cell office:value-type="float" office:value="15569256448" table:style-name="ce1">
            <text:p>15569256448</text:p>
          </table:table-cell>
          <table:table-cell office:value-type="float" office:value="8.8417619937396996E+30" table:style-name="ce1">
            <text:p>8.84176E+30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7000" table:style-name="ce1">
            <text:p>27000</text:p>
          </table:table-cell>
          <table:table-cell office:value-type="float" office:value="1073741824" table:style-name="ce1">
            <text:p>1073741824</text:p>
          </table:table-cell>
          <table:table-cell office:value-type="float" office:value="3.4" table:style-name="ce1">
            <text:p>3.4</text:p>
          </table:table-cell>
          <table:table-cell office:value-type="float" office:value="4.91" table:style-name="ce1">
            <text:p>4.91</text:p>
          </table:table-cell>
          <table:table-cell office:value-type="float" office:value="147.21" table:style-name="ce1">
            <text:p>147.21</text:p>
          </table:table-cell>
          <table:table-cell office:value-type="string" table:style-name="ce1">
            <text:p>inf</text:p>
          </table:table-cell>
          <table:table-cell office:value-type="float" office:value="10686474581524.5" table:style-name="ce1">
            <text:p>1.06865E+13</text:p>
          </table:table-cell>
          <table:table-cell office:value-type="float" office:value="191751.06" table:style-name="ce1">
            <text:p>191751.06</text:p>
          </table:table-cell>
          <table:table-cell office:value-type="float" office:value="32212254720" table:style-name="ce1">
            <text:p>32212254720</text:p>
          </table:table-cell>
          <table:table-cell office:value-type="float" office:value="2.65252859812191E+32" table:style-name="ce1">
            <text:p>2.65253E+32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9791" table:style-name="ce1">
            <text:p>29791</text:p>
          </table:table-cell>
          <table:table-cell office:value-type="float" office:value="2147483648" table:style-name="ce1">
            <text:p>2147483648</text:p>
          </table:table-cell>
          <table:table-cell office:value-type="float" office:value="3.43" table:style-name="ce1">
            <text:p>3.43</text:p>
          </table:table-cell>
          <table:table-cell office:value-type="float" office:value="4.95" table:style-name="ce1">
            <text:p>4.95</text:p>
          </table:table-cell>
          <table:table-cell office:value-type="float" office:value="153.58000000000001" table:style-name="ce1">
            <text:p>153.58</text:p>
          </table:table-cell>
          <table:table-cell office:value-type="string" table:style-name="ce1">
            <text:p>inf</text:p>
          </table:table-cell>
          <table:table-cell office:value-type="float" office:value="29048849665247.398" table:style-name="ce1">
            <text:p>2.90488E+13</text:p>
          </table:table-cell>
          <table:table-cell office:value-type="float" office:value="287626.59000000003" table:style-name="ce1">
            <text:p>287626.59</text:p>
          </table:table-cell>
          <table:table-cell office:value-type="float" office:value="66571993088" table:style-name="ce1">
            <text:p>66571993088</text:p>
          </table:table-cell>
          <table:table-cell office:value-type="float" office:value="8.2228386541779201E+33" table:style-name="ce1">
            <text:p>8.22284E+33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768" table:style-name="ce1">
            <text:p>32768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3.47" table:style-name="ce1">
            <text:p>3.47</text:p>
          </table:table-cell>
          <table:table-cell office:value-type="float" office:value="5" table:style-name="ce1">
            <text:p>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inf</text:p>
          </table:table-cell>
          <table:table-cell office:value-type="float" office:value="78962960182680.703" table:style-name="ce1">
            <text:p>7.8963E+13</text:p>
          </table:table-cell>
          <table:table-cell office:value-type="float" office:value="431439.88" table:style-name="ce1">
            <text:p>431439.88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2.63130836933693E+35" table:style-name="ce1">
            <text:p>2.63131E+35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5937" table:style-name="ce1">
            <text:p>35937</text:p>
          </table:table-cell>
          <table:table-cell office:value-type="float" office:value="8589934592" table:style-name="ce1">
            <text:p>8589934592</text:p>
          </table:table-cell>
          <table:table-cell office:value-type="float" office:value="3.5" table:style-name="ce1">
            <text:p>3.5</text:p>
          </table:table-cell>
          <table:table-cell office:value-type="float" office:value="5.04" table:style-name="ce1">
            <text:p>5.04</text:p>
          </table:table-cell>
          <table:table-cell office:value-type="float" office:value="166.47" table:style-name="ce1">
            <text:p>166.47</text:p>
          </table:table-cell>
          <table:table-cell office:value-type="string" table:style-name="ce1">
            <text:p>inf</text:p>
          </table:table-cell>
          <table:table-cell office:value-type="float" office:value="214643579785916" table:style-name="ce1">
            <text:p>2.14644E+14</text:p>
          </table:table-cell>
          <table:table-cell office:value-type="float" office:value="647159.81999999995" table:style-name="ce1">
            <text:p>647159.82</text:p>
          </table:table-cell>
          <table:table-cell office:value-type="float" office:value="283467841536" table:style-name="ce1">
            <text:p>2.83468E+11</text:p>
          </table:table-cell>
          <table:table-cell office:value-type="float" office:value="8.68331761881188E+36" table:style-name="ce1">
            <text:p>8.68332E+36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9304" table:style-name="ce1">
            <text:p>39304</text:p>
          </table:table-cell>
          <table:table-cell office:value-type="float" office:value="17179869184" table:style-name="ce1">
            <text:p>17179869184</text:p>
          </table:table-cell>
          <table:table-cell office:value-type="float" office:value="3.53" table:style-name="ce1">
            <text:p>3.53</text:p>
          </table:table-cell>
          <table:table-cell office:value-type="float" office:value="5.09" table:style-name="ce1">
            <text:p>5.09</text:p>
          </table:table-cell>
          <table:table-cell office:value-type="float" office:value="172.97" table:style-name="ce1">
            <text:p>172.97</text:p>
          </table:table-cell>
          <table:table-cell office:value-type="string" table:style-name="ce1">
            <text:p>inf</text:p>
          </table:table-cell>
          <table:table-cell office:value-type="float" office:value="583461742527455" table:style-name="ce1">
            <text:p>5.83462E+14</text:p>
          </table:table-cell>
          <table:table-cell office:value-type="float" office:value="970739.74" table:style-name="ce1">
            <text:p>970739.74</text:p>
          </table:table-cell>
          <table:table-cell office:value-type="float" office:value="584115552256" table:style-name="ce1">
            <text:p>5.84116E+11</text:p>
          </table:table-cell>
          <table:table-cell office:value-type="float" office:value="2.9523279903960401E+38" table:style-name="ce1">
            <text:p>2.95233E+38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2875" table:style-name="ce1">
            <text:p>42875</text:p>
          </table:table-cell>
          <table:table-cell office:value-type="float" office:value="34359738368" table:style-name="ce1">
            <text:p>34359738368</text:p>
          </table:table-cell>
          <table:table-cell office:value-type="float" office:value="3.56" table:style-name="ce1">
            <text:p>3.56</text:p>
          </table:table-cell>
          <table:table-cell office:value-type="float" office:value="5.13" table:style-name="ce1">
            <text:p>5.13</text:p>
          </table:table-cell>
          <table:table-cell office:value-type="float" office:value="179.52" table:style-name="ce1">
            <text:p>179.52</text:p>
          </table:table-cell>
          <table:table-cell office:value-type="string" table:style-name="ce1">
            <text:p>inf</text:p>
          </table:table-cell>
          <table:table-cell office:value-type="float" office:value="1586013452313430" table:style-name="ce1">
            <text:p>1.58601E+15</text:p>
          </table:table-cell>
          <table:table-cell office:value-type="float" office:value="1456109.61" table:style-name="ce1">
            <text:p>1456109.61</text:p>
          </table:table-cell>
          <table:table-cell office:value-type="float" office:value="1202590842880" table:style-name="ce1">
            <text:p>1.20259E+12</text:p>
          </table:table-cell>
          <table:table-cell office:value-type="float" office:value="1.0333147966386099E+40" table:style-name="ce1">
            <text:p>1.03331E+40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6656" table:style-name="ce1">
            <text:p>46656</text:p>
          </table:table-cell>
          <table:table-cell office:value-type="float" office:value="68719476736" table:style-name="ce1">
            <text:p>68719476736</text:p>
          </table:table-cell>
          <table:table-cell office:value-type="float" office:value="3.58" table:style-name="ce1">
            <text:p>3.58</text:p>
          </table:table-cell>
          <table:table-cell office:value-type="float" office:value="5.17" table:style-name="ce1">
            <text:p>5.17</text:p>
          </table:table-cell>
          <table:table-cell office:value-type="float" office:value="186.12" table:style-name="ce1">
            <text:p>186.12</text:p>
          </table:table-cell>
          <table:table-cell office:value-type="string" table:style-name="ce1">
            <text:p>inf</text:p>
          </table:table-cell>
          <table:table-cell office:value-type="float" office:value="4311231547115195" table:style-name="ce1">
            <text:p>4.31123E+15</text:p>
          </table:table-cell>
          <table:table-cell office:value-type="float" office:value="2184164.41" table:style-name="ce1">
            <text:p>2184164.41</text:p>
          </table:table-cell>
          <table:table-cell office:value-type="float" office:value="2473901162496" table:style-name="ce1">
            <text:p>2.4739E+12</text:p>
          </table:table-cell>
          <table:table-cell office:value-type="float" office:value="3.7199332678990102E+41" table:style-name="ce1">
            <text:p>3.71993E+41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50653" table:style-name="ce1">
            <text:p>50653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3.61" table:style-name="ce1">
            <text:p>3.61</text:p>
          </table:table-cell>
          <table:table-cell office:value-type="float" office:value="5.21" table:style-name="ce1">
            <text:p>5.21</text:p>
          </table:table-cell>
          <table:table-cell office:value-type="float" office:value="192.75" table:style-name="ce1">
            <text:p>192.75</text:p>
          </table:table-cell>
          <table:table-cell office:value-type="string" table:style-name="ce1">
            <text:p>inf</text:p>
          </table:table-cell>
          <table:table-cell office:value-type="float" office:value="1.17191423728026E+16" table:style-name="ce1">
            <text:p>1.17191E+16</text:p>
          </table:table-cell>
          <table:table-cell office:value-type="float" office:value="3276246.61" table:style-name="ce1">
            <text:p>3276246.61</text:p>
          </table:table-cell>
          <table:table-cell office:value-type="float" office:value="5085241278464" table:style-name="ce1">
            <text:p>5.08524E+12</text:p>
          </table:table-cell>
          <table:table-cell office:value-type="float" office:value="1.3763753091226301E+43" table:style-name="ce1">
            <text:p>1.37638E+43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54872" table:style-name="ce1">
            <text:p>54872</text:p>
          </table:table-cell>
          <table:table-cell office:value-type="float" office:value="274877906944" table:style-name="ce1">
            <text:p>2.74878E+11</text:p>
          </table:table-cell>
          <table:table-cell office:value-type="float" office:value="3.64" table:style-name="ce1">
            <text:p>3.64</text:p>
          </table:table-cell>
          <table:table-cell office:value-type="float" office:value="5.25" table:style-name="ce1">
            <text:p>5.25</text:p>
          </table:table-cell>
          <table:table-cell office:value-type="float" office:value="199.42" table:style-name="ce1">
            <text:p>199.42</text:p>
          </table:table-cell>
          <table:table-cell office:value-type="string" table:style-name="ce1">
            <text:p>inf</text:p>
          </table:table-cell>
          <table:table-cell office:value-type="float" office:value="3.18559317571138E+16" table:style-name="ce1">
            <text:p>3.18559E+16</text:p>
          </table:table-cell>
          <table:table-cell office:value-type="float" office:value="4914369.92" table:style-name="ce1">
            <text:p>4914369.92</text:p>
          </table:table-cell>
          <table:table-cell office:value-type="float" office:value="10445360463872" table:style-name="ce1">
            <text:p>1.04454E+13</text:p>
          </table:table-cell>
          <table:table-cell office:value-type="float" office:value="5.2302261746660104E+44" table:style-name="ce1">
            <text:p>5.23023E+44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59319" table:style-name="ce1">
            <text:p>59319</text:p>
          </table:table-cell>
          <table:table-cell office:value-type="float" office:value="549755813888" table:style-name="ce1">
            <text:p>5.49756E+11</text:p>
          </table:table-cell>
          <table:table-cell office:value-type="float" office:value="3.66" table:style-name="ce1">
            <text:p>3.66</text:p>
          </table:table-cell>
          <table:table-cell office:value-type="float" office:value="5.29" table:style-name="ce1">
            <text:p>5.29</text:p>
          </table:table-cell>
          <table:table-cell office:value-type="float" office:value="206.13" table:style-name="ce1">
            <text:p>206.13</text:p>
          </table:table-cell>
          <table:table-cell office:value-type="string" table:style-name="ce1">
            <text:p>inf</text:p>
          </table:table-cell>
          <table:table-cell office:value-type="float" office:value="8.6593400423993792E+16" table:style-name="ce1">
            <text:p>8.65934E+16</text:p>
          </table:table-cell>
          <table:table-cell office:value-type="float" office:value="7371554.8799999999" table:style-name="ce1">
            <text:p>7371554.88</text:p>
          </table:table-cell>
          <table:table-cell office:value-type="float" office:value="21440476741632" table:style-name="ce1">
            <text:p>2.14405E+13</text:p>
          </table:table-cell>
          <table:table-cell office:value-type="float" office:value="2.0397882081197401E+46" table:style-name="ce1">
            <text:p>2.03979E+46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64000" table:style-name="ce1">
            <text:p>64000</text:p>
          </table:table-cell>
          <table:table-cell office:value-type="float" office:value="1099511627776" table:style-name="ce1">
            <text:p>1.09951E+12</text:p>
          </table:table-cell>
          <table:table-cell office:value-type="float" office:value="3.69" table:style-name="ce1">
            <text:p>3.69</text:p>
          </table:table-cell>
          <table:table-cell office:value-type="float" office:value="5.32" table:style-name="ce1">
            <text:p>5.32</text:p>
          </table:table-cell>
          <table:table-cell office:value-type="float" office:value="212.88" table:style-name="ce1">
            <text:p>212.88</text:p>
          </table:table-cell>
          <table:table-cell office:value-type="string" table:style-name="ce1">
            <text:p>inf</text:p>
          </table:table-cell>
          <table:table-cell office:value-type="float" office:value="2.3538526683702E+17" table:style-name="ce1">
            <text:p>2.35385E+17</text:p>
          </table:table-cell>
          <table:table-cell office:value-type="float" office:value="11057332.32" table:style-name="ce1">
            <text:p>11057332.32</text:p>
          </table:table-cell>
          <table:table-cell office:value-type="float" office:value="43980465111040" table:style-name="ce1">
            <text:p>4.39805E+13</text:p>
          </table:table-cell>
          <table:table-cell office:value-type="float" office:value="8.1591528324789801E+47" table:style-name="ce1">
            <text:p>8.15915E+47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68921" table:style-name="ce1">
            <text:p>68921</text:p>
          </table:table-cell>
          <table:table-cell office:value-type="float" office:value="2199023255552" table:style-name="ce1">
            <text:p>2.19902E+12</text:p>
          </table:table-cell>
          <table:table-cell office:value-type="float" office:value="3.71" table:style-name="ce1">
            <text:p>3.71</text:p>
          </table:table-cell>
          <table:table-cell office:value-type="float" office:value="5.36" table:style-name="ce1">
            <text:p>5.36</text:p>
          </table:table-cell>
          <table:table-cell office:value-type="float" office:value="219.66" table:style-name="ce1">
            <text:p>219.66</text:p>
          </table:table-cell>
          <table:table-cell office:value-type="string" table:style-name="ce1">
            <text:p>inf</text:p>
          </table:table-cell>
          <table:table-cell office:value-type="float" office:value="6.3984349353005504E+17" table:style-name="ce1">
            <text:p>6.39843E+17</text:p>
          </table:table-cell>
          <table:table-cell office:value-type="float" office:value="16585998.48" table:style-name="ce1">
            <text:p>16585998.48</text:p>
          </table:table-cell>
          <table:table-cell office:value-type="float" office:value="90159953477632" table:style-name="ce1">
            <text:p>9.016E+13</text:p>
          </table:table-cell>
          <table:table-cell office:value-type="float" office:value="3.3452526613163798E+49" table:style-name="ce1">
            <text:p>3.34525E+49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74088" table:style-name="ce1">
            <text:p>74088</text:p>
          </table:table-cell>
          <table:table-cell office:value-type="float" office:value="4398046511104" table:style-name="ce1">
            <text:p>4.39805E+12</text:p>
          </table:table-cell>
          <table:table-cell office:value-type="float" office:value="3.74" table:style-name="ce1">
            <text:p>3.74</text:p>
          </table:table-cell>
          <table:table-cell office:value-type="float" office:value="5.39" table:style-name="ce1">
            <text:p>5.39</text:p>
          </table:table-cell>
          <table:table-cell office:value-type="float" office:value="226.48" table:style-name="ce1">
            <text:p>226.48</text:p>
          </table:table-cell>
          <table:table-cell office:value-type="string" table:style-name="ce1">
            <text:p>inf</text:p>
          </table:table-cell>
          <table:table-cell office:value-type="float" office:value="1.7392749415205E+18" table:style-name="ce1">
            <text:p>1.73927E+18</text:p>
          </table:table-cell>
          <table:table-cell office:value-type="float" office:value="24878997.719999999" table:style-name="ce1">
            <text:p>24878997.72</text:p>
          </table:table-cell>
          <table:table-cell office:value-type="float" office:value="184717953466368" table:style-name="ce1">
            <text:p>1.84718E+14</text:p>
          </table:table-cell>
          <table:table-cell office:value-type="float" office:value="1.40500611775288E+51" table:style-name="ce1">
            <text:p>1.40501E+51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9507" table:style-name="ce1">
            <text:p>79507</text:p>
          </table:table-cell>
          <table:table-cell office:value-type="float" office:value="8796093022208" table:style-name="ce1">
            <text:p>8.79609E+12</text:p>
          </table:table-cell>
          <table:table-cell office:value-type="float" office:value="3.76" table:style-name="ce1">
            <text:p>3.76</text:p>
          </table:table-cell>
          <table:table-cell office:value-type="float" office:value="5.43" table:style-name="ce1">
            <text:p>5.43</text:p>
          </table:table-cell>
          <table:table-cell office:value-type="float" office:value="233.33" table:style-name="ce1">
            <text:p>233.33</text:p>
          </table:table-cell>
          <table:table-cell office:value-type="string" table:style-name="ce1">
            <text:p>inf</text:p>
          </table:table-cell>
          <table:table-cell office:value-type="float" office:value="4.7278394682293504E+18" table:style-name="ce1">
            <text:p>4.72784E+18</text:p>
          </table:table-cell>
          <table:table-cell office:value-type="float" office:value="37318496.579999998" table:style-name="ce1">
            <text:p>37318496.58</text:p>
          </table:table-cell>
          <table:table-cell office:value-type="float" office:value="378231999954944" table:style-name="ce1">
            <text:p>3.78232E+14</text:p>
          </table:table-cell>
          <table:table-cell office:value-type="float" office:value="6.0415263063373898E+52" table:style-name="ce1">
            <text:p>6.04153E+52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85184" table:style-name="ce1">
            <text:p>85184</text:p>
          </table:table-cell>
          <table:table-cell office:value-type="float" office:value="17592186044416" table:style-name="ce1">
            <text:p>1.75922E+13</text:p>
          </table:table-cell>
          <table:table-cell office:value-type="float" office:value="3.78" table:style-name="ce1">
            <text:p>3.78</text:p>
          </table:table-cell>
          <table:table-cell office:value-type="float" office:value="5.46" table:style-name="ce1">
            <text:p>5.46</text:p>
          </table:table-cell>
          <table:table-cell office:value-type="float" office:value="240.21" table:style-name="ce1">
            <text:p>240.21</text:p>
          </table:table-cell>
          <table:table-cell office:value-type="string" table:style-name="ce1">
            <text:p>inf</text:p>
          </table:table-cell>
          <table:table-cell office:value-type="float" office:value="1.28516001143593E+19" table:style-name="ce1">
            <text:p>1.28516E+19</text:p>
          </table:table-cell>
          <table:table-cell office:value-type="float" office:value="55977744.869999997" table:style-name="ce1">
            <text:p>55977744.87</text:p>
          </table:table-cell>
          <table:table-cell office:value-type="float" office:value="774056185954304" table:style-name="ce1">
            <text:p>7.74056E+14</text:p>
          </table:table-cell>
          <table:table-cell office:value-type="float" office:value="2.6582715747884499E+54" table:style-name="ce1">
            <text:p>2.65827E+54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91125" table:style-name="ce1">
            <text:p>91125</text:p>
          </table:table-cell>
          <table:table-cell office:value-type="float" office:value="35184372088832" table:style-name="ce1">
            <text:p>3.51844E+13</text:p>
          </table:table-cell>
          <table:table-cell office:value-type="float" office:value="3.81" table:style-name="ce1">
            <text:p>3.81</text:p>
          </table:table-cell>
          <table:table-cell office:value-type="float" office:value="5.49" table:style-name="ce1">
            <text:p>5.49</text:p>
          </table:table-cell>
          <table:table-cell office:value-type="float" office:value="247.13" table:style-name="ce1">
            <text:p>247.13</text:p>
          </table:table-cell>
          <table:table-cell office:value-type="string" table:style-name="ce1">
            <text:p>inf</text:p>
          </table:table-cell>
          <table:table-cell office:value-type="float" office:value="3.4934271057485099E+19" table:style-name="ce1">
            <text:p>3.49343E+19</text:p>
          </table:table-cell>
          <table:table-cell office:value-type="float" office:value="83966617.310000002" table:style-name="ce1">
            <text:p>83966617.31</text:p>
          </table:table-cell>
          <table:table-cell office:value-type="float" office:value="1583296743997440" table:style-name="ce1">
            <text:p>1.5833E+15</text:p>
          </table:table-cell>
          <table:table-cell office:value-type="float" office:value="1.1962222086547999E+56" table:style-name="ce1">
            <text:p>1.19622E+56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97336" table:style-name="ce1">
            <text:p>97336</text:p>
          </table:table-cell>
          <table:table-cell office:value-type="float" office:value="70368744177664" table:style-name="ce1">
            <text:p>7.03687E+13</text:p>
          </table:table-cell>
          <table:table-cell office:value-type="float" office:value="3.83" table:style-name="ce1">
            <text:p>3.83</text:p>
          </table:table-cell>
          <table:table-cell office:value-type="float" office:value="5.52" table:style-name="ce1">
            <text:p>5.52</text:p>
          </table:table-cell>
          <table:table-cell office:value-type="float" office:value="254.08" table:style-name="ce1">
            <text:p>254.08</text:p>
          </table:table-cell>
          <table:table-cell office:value-type="string" table:style-name="ce1">
            <text:p>inf</text:p>
          </table:table-cell>
          <table:table-cell office:value-type="float" office:value="9.4961194206024499E+19" table:style-name="ce1">
            <text:p>9.49612E+19</text:p>
          </table:table-cell>
          <table:table-cell office:value-type="float" office:value="125949925.97" table:style-name="ce1">
            <text:p>125949926</text:p>
          </table:table-cell>
          <table:table-cell office:value-type="float" office:value="3236962232172544" table:style-name="ce1">
            <text:p>3.23696E+15</text:p>
          </table:table-cell>
          <table:table-cell office:value-type="float" office:value="5.5026221598120899E+57" table:style-name="ce1">
            <text:p>5.50262E+57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03823" table:style-name="ce1">
            <text:p>103823</text:p>
          </table:table-cell>
          <table:table-cell office:value-type="float" office:value="140737488355328" table:style-name="ce1">
            <text:p>1.40737E+14</text:p>
          </table:table-cell>
          <table:table-cell office:value-type="float" office:value="3.85" table:style-name="ce1">
            <text:p>3.85</text:p>
          </table:table-cell>
          <table:table-cell office:value-type="float" office:value="5.55" table:style-name="ce1">
            <text:p>5.55</text:p>
          </table:table-cell>
          <table:table-cell office:value-type="float" office:value="261.07" table:style-name="ce1">
            <text:p>261.07</text:p>
          </table:table-cell>
          <table:table-cell office:value-type="string" table:style-name="ce1">
            <text:p>inf</text:p>
          </table:table-cell>
          <table:table-cell office:value-type="float" office:value="2.5813128861900698E+20" table:style-name="ce1">
            <text:p>2.58131E+20</text:p>
          </table:table-cell>
          <table:table-cell office:value-type="float" office:value="188924888.94999999" table:style-name="ce1">
            <text:p>188924889</text:p>
          </table:table-cell>
          <table:table-cell office:value-type="float" office:value="6614661952700416" table:style-name="ce1">
            <text:p>6.61466E+15</text:p>
          </table:table-cell>
          <table:table-cell office:value-type="float" office:value="2.58623241511168E+59" table:style-name="ce1">
            <text:p>2.58623E+59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10592" table:style-name="ce1">
            <text:p>110592</text:p>
          </table:table-cell>
          <table:table-cell office:value-type="float" office:value="281474976710656" table:style-name="ce1">
            <text:p>2.81475E+14</text:p>
          </table:table-cell>
          <table:table-cell office:value-type="float" office:value="3.87" table:style-name="ce1">
            <text:p>3.87</text:p>
          </table:table-cell>
          <table:table-cell office:value-type="float" office:value="5.58" table:style-name="ce1">
            <text:p>5.58</text:p>
          </table:table-cell>
          <table:table-cell office:value-type="float" office:value="268.08" table:style-name="ce1">
            <text:p>268.08</text:p>
          </table:table-cell>
          <table:table-cell office:value-type="string" table:style-name="ce1">
            <text:p>inf</text:p>
          </table:table-cell>
          <table:table-cell office:value-type="float" office:value="7.0167359120976301E+20" table:style-name="ce1">
            <text:p>7.01674E+20</text:p>
          </table:table-cell>
          <table:table-cell office:value-type="float" office:value="283387333.43000001" table:style-name="ce1">
            <text:p>283387333.4</text:p>
          </table:table-cell>
          <table:table-cell office:value-type="float" office:value="1.35107988821115E+16" table:style-name="ce1">
            <text:p>1.35108E+16</text:p>
          </table:table-cell>
          <table:table-cell office:value-type="float" office:value="1.24139155925361E+61" table:style-name="ce1">
            <text:p>1.24139E+61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17649" table:style-name="ce1">
            <text:p>117649</text:p>
          </table:table-cell>
          <table:table-cell office:value-type="float" office:value="562949953421312" table:style-name="ce1">
            <text:p>5.6295E+14</text:p>
          </table:table-cell>
          <table:table-cell office:value-type="float" office:value="3.89" table:style-name="ce1">
            <text:p>3.89</text:p>
          </table:table-cell>
          <table:table-cell office:value-type="float" office:value="5.61" table:style-name="ce1">
            <text:p>5.61</text:p>
          </table:table-cell>
          <table:table-cell office:value-type="float" office:value="275.12" table:style-name="ce1">
            <text:p>275.12</text:p>
          </table:table-cell>
          <table:table-cell office:value-type="string" table:style-name="ce1">
            <text:p>inf</text:p>
          </table:table-cell>
          <table:table-cell office:value-type="float" office:value="1.9073465724951001E+21" table:style-name="ce1">
            <text:p>1.90735E+21</text:p>
          </table:table-cell>
          <table:table-cell office:value-type="float" office:value="425081000.13999999" table:style-name="ce1">
            <text:p>425081000.1</text:p>
          </table:table-cell>
          <table:table-cell office:value-type="float" office:value="2.75845477176443E+16" table:style-name="ce1">
            <text:p>2.75845E+16</text:p>
          </table:table-cell>
          <table:table-cell office:value-type="float" office:value="6.0828186403426798E+62" table:style-name="ce1">
            <text:p>6.08282E+62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5000" table:style-name="ce1">
            <text:p>125000</text:p>
          </table:table-cell>
          <table:table-cell office:value-type="float" office:value="1125899906842624" table:style-name="ce1">
            <text:p>1.1259E+15</text:p>
          </table:table-cell>
          <table:table-cell office:value-type="float" office:value="3.91" table:style-name="ce1">
            <text:p>3.91</text:p>
          </table:table-cell>
          <table:table-cell office:value-type="float" office:value="5.64" table:style-name="ce1">
            <text:p>5.64</text:p>
          </table:table-cell>
          <table:table-cell office:value-type="float" office:value="282.19" table:style-name="ce1">
            <text:p>282.19</text:p>
          </table:table-cell>
          <table:table-cell office:value-type="string" table:style-name="ce1">
            <text:p>inf</text:p>
          </table:table-cell>
          <table:table-cell office:value-type="float" office:value="5.1847055285870699E+21" table:style-name="ce1">
            <text:p>5.18471E+21</text:p>
          </table:table-cell>
          <table:table-cell office:value-type="float" office:value="637621500.21000004" table:style-name="ce1">
            <text:p>637621500.2</text:p>
          </table:table-cell>
          <table:table-cell office:value-type="float" office:value="5.62949953421312E+16" table:style-name="ce1">
            <text:p>5.6295E+16</text:p>
          </table:table-cell>
          <table:table-cell office:value-type="float" office:value="3.0414093201713399E+64" table:style-name="ce1">
            <text:p>3.04141E+64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32651" table:style-name="ce1">
            <text:p>132651</text:p>
          </table:table-cell>
          <table:table-cell office:value-type="float" office:value="2251799813685248" table:style-name="ce1">
            <text:p>2.2518E+15</text:p>
          </table:table-cell>
          <table:table-cell office:value-type="float" office:value="3.93" table:style-name="ce1">
            <text:p>3.93</text:p>
          </table:table-cell>
          <table:table-cell office:value-type="float" office:value="5.67" table:style-name="ce1">
            <text:p>5.67</text:p>
          </table:table-cell>
          <table:table-cell office:value-type="float" office:value="289.29000000000002" table:style-name="ce1">
            <text:p>289.29</text:p>
          </table:table-cell>
          <table:table-cell office:value-type="string" table:style-name="ce1">
            <text:p>inf</text:p>
          </table:table-cell>
          <table:table-cell office:value-type="float" office:value="1.4093490824269399E+22" table:style-name="ce1">
            <text:p>1.40935E+22</text:p>
          </table:table-cell>
          <table:table-cell office:value-type="float" office:value="956432250.32000005" table:style-name="ce1">
            <text:p>956432250.3</text:p>
          </table:table-cell>
          <table:table-cell office:value-type="float" office:value="1.14841790497948E+17" table:style-name="ce1">
            <text:p>1.14842E+17</text:p>
          </table:table-cell>
          <table:table-cell office:value-type="float" office:value="1.5511187532873799E+66" table:style-name="ce1">
            <text:p>1.55112E+66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140608" table:style-name="ce1">
            <text:p>140608</text:p>
          </table:table-cell>
          <table:table-cell office:value-type="float" office:value="4503599627370496" table:style-name="ce1">
            <text:p>4.5036E+15</text:p>
          </table:table-cell>
          <table:table-cell office:value-type="float" office:value="3.95" table:style-name="ce1">
            <text:p>3.95</text:p>
          </table:table-cell>
          <table:table-cell office:value-type="float" office:value="5.7" table:style-name="ce1">
            <text:p>5.7</text:p>
          </table:table-cell>
          <table:table-cell office:value-type="float" office:value="296.42" table:style-name="ce1">
            <text:p>296.42</text:p>
          </table:table-cell>
          <table:table-cell office:value-type="string" table:style-name="ce1">
            <text:p>inf</text:p>
          </table:table-cell>
          <table:table-cell office:value-type="float" office:value="3.8310080007165803E+22" table:style-name="ce1">
            <text:p>3.83101E+22</text:p>
          </table:table-cell>
          <table:table-cell office:value-type="float" office:value="1434648375.48" table:style-name="ce1">
            <text:p>1434648375</text:p>
          </table:table-cell>
          <table:table-cell office:value-type="float" office:value="2.3418718062326598E+17" table:style-name="ce1">
            <text:p>2.34187E+17</text:p>
          </table:table-cell>
          <table:table-cell office:value-type="float" office:value="8.0658175170943901E+67" table:style-name="ce1">
            <text:p>8.06582E+67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148877" table:style-name="ce1">
            <text:p>148877</text:p>
          </table:table-cell>
          <table:table-cell office:value-type="float" office:value="9007199254740989" table:style-name="ce1">
            <text:p>9.0072E+15</text:p>
          </table:table-cell>
          <table:table-cell office:value-type="float" office:value="3.97" table:style-name="ce1">
            <text:p>3.97</text:p>
          </table:table-cell>
          <table:table-cell office:value-type="float" office:value="5.73" table:style-name="ce1">
            <text:p>5.73</text:p>
          </table:table-cell>
          <table:table-cell office:value-type="float" office:value="303.58" table:style-name="ce1">
            <text:p>303.58</text:p>
          </table:table-cell>
          <table:table-cell office:value-type="string" table:style-name="ce1">
            <text:p>inf</text:p>
          </table:table-cell>
          <table:table-cell office:value-type="float" office:value="1.04137594330291E+23" table:style-name="ce1">
            <text:p>1.04138E+23</text:p>
          </table:table-cell>
          <table:table-cell office:value-type="float" office:value="2151972563.2199998" table:style-name="ce1">
            <text:p>2151972563</text:p>
          </table:table-cell>
          <table:table-cell office:value-type="float" office:value="4.7738156050127302E+17" table:style-name="ce1">
            <text:p>4.77382E+17</text:p>
          </table:table-cell>
          <table:table-cell office:value-type="float" office:value="4.2748832840600301E+69" table:style-name="ce1">
            <text:p>4.27488E+69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157464" table:style-name="ce1">
            <text:p>157464</text:p>
          </table:table-cell>
          <table:table-cell office:value-type="float" office:value="1.8014398509482E+16" table:style-name="ce1">
            <text:p>1.80144E+16</text:p>
          </table:table-cell>
          <table:table-cell office:value-type="float" office:value="3.99" table:style-name="ce1">
            <text:p>3.99</text:p>
          </table:table-cell>
          <table:table-cell office:value-type="float" office:value="5.75" table:style-name="ce1">
            <text:p>5.75</text:p>
          </table:table-cell>
          <table:table-cell office:value-type="float" office:value="310.76" table:style-name="ce1">
            <text:p>310.76</text:p>
          </table:table-cell>
          <table:table-cell office:value-type="string" table:style-name="ce1">
            <text:p>inf</text:p>
          </table:table-cell>
          <table:table-cell office:value-type="float" office:value="2.8307533032746899E+23" table:style-name="ce1">
            <text:p>2.83075E+23</text:p>
          </table:table-cell>
          <table:table-cell office:value-type="float" office:value="3227958844.8299999" table:style-name="ce1">
            <text:p>3227958845</text:p>
          </table:table-cell>
          <table:table-cell office:value-type="float" office:value="9.7277751951202701E+17" table:style-name="ce1">
            <text:p>9.72778E+17</text:p>
          </table:table-cell>
          <table:table-cell office:value-type="float" office:value="2.3084369733924099E+71" table:style-name="ce1">
            <text:p>2.30844E+71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66375" table:style-name="ce1">
            <text:p>166375</text:p>
          </table:table-cell>
          <table:table-cell office:value-type="float" office:value="3.6028797018964E+16" table:style-name="ce1">
            <text:p>3.60288E+16</text:p>
          </table:table-cell>
          <table:table-cell office:value-type="float" office:value="4.01" table:style-name="ce1">
            <text:p>4.01</text:p>
          </table:table-cell>
          <table:table-cell office:value-type="float" office:value="5.78" table:style-name="ce1">
            <text:p>5.78</text:p>
          </table:table-cell>
          <table:table-cell office:value-type="float" office:value="317.97000000000003" table:style-name="ce1">
            <text:p>317.97</text:p>
          </table:table-cell>
          <table:table-cell office:value-type="string" table:style-name="ce1">
            <text:p>inf</text:p>
          </table:table-cell>
          <table:table-cell office:value-type="float" office:value="7.6947852651420202E+23" table:style-name="ce1">
            <text:p>7.69479E+23</text:p>
          </table:table-cell>
          <table:table-cell office:value-type="float" office:value="4841938267.25" table:style-name="ce1">
            <text:p>4841938267</text:p>
          </table:table-cell>
          <table:table-cell office:value-type="float" office:value="1.98158383604302E+18" table:style-name="ce1">
            <text:p>1.98158E+18</text:p>
          </table:table-cell>
          <table:table-cell office:value-type="float" office:value="1.26964033536583E+73" table:style-name="ce1">
            <text:p>1.26964E+73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75616" table:style-name="ce1">
            <text:p>175616</text:p>
          </table:table-cell>
          <table:table-cell office:value-type="float" office:value="7.2057594037927904E+16" table:style-name="ce1">
            <text:p>7.20576E+16</text:p>
          </table:table-cell>
          <table:table-cell office:value-type="float" office:value="4.03" table:style-name="ce1">
            <text:p>4.03</text:p>
          </table:table-cell>
          <table:table-cell office:value-type="float" office:value="5.81" table:style-name="ce1">
            <text:p>5.81</text:p>
          </table:table-cell>
          <table:table-cell office:value-type="float" office:value="325.20999999999998" table:style-name="ce1">
            <text:p>325.21</text:p>
          </table:table-cell>
          <table:table-cell office:value-type="string" table:style-name="ce1">
            <text:p>inf</text:p>
          </table:table-cell>
          <table:table-cell office:value-type="float" office:value="2.0916594960130001E+24" table:style-name="ce1">
            <text:p>2.09166E+24</text:p>
          </table:table-cell>
          <table:table-cell office:value-type="float" office:value="7262907400.8800001" table:style-name="ce1">
            <text:p>7262907401</text:p>
          </table:table-cell>
          <table:table-cell office:value-type="float" office:value="4.03522526612397E+18" table:style-name="ce1">
            <text:p>4.03523E+18</text:p>
          </table:table-cell>
          <table:table-cell office:value-type="float" office:value="7.1099858780486398E+74" table:style-name="ce1">
            <text:p>7.10999E+74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185193" table:style-name="ce1">
            <text:p>185193</text:p>
          </table:table-cell>
          <table:table-cell office:value-type="float" office:value="1.44115188075856E+17" table:style-name="ce1">
            <text:p>1.44115E+17</text:p>
          </table:table-cell>
          <table:table-cell office:value-type="float" office:value="4.04" table:style-name="ce1">
            <text:p>4.04</text:p>
          </table:table-cell>
          <table:table-cell office:value-type="float" office:value="5.83" table:style-name="ce1">
            <text:p>5.83</text:p>
          </table:table-cell>
          <table:table-cell office:value-type="float" office:value="332.47" table:style-name="ce1">
            <text:p>332.47</text:p>
          </table:table-cell>
          <table:table-cell office:value-type="string" table:style-name="ce1">
            <text:p>inf</text:p>
          </table:table-cell>
          <table:table-cell office:value-type="float" office:value="5.6857199993359299E+24" table:style-name="ce1">
            <text:p>5.68572E+24</text:p>
          </table:table-cell>
          <table:table-cell office:value-type="float" office:value="10894361101.309999" table:style-name="ce1">
            <text:p>10894361101</text:p>
          </table:table-cell>
          <table:table-cell office:value-type="float" office:value="8.2145657203237796E+18" table:style-name="ce1">
            <text:p>8.21457E+18</text:p>
          </table:table-cell>
          <table:table-cell office:value-type="float" office:value="4.0526919504877201E+76" table:style-name="ce1">
            <text:p>4.05269E+76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195112" table:style-name="ce1">
            <text:p>195112</text:p>
          </table:table-cell>
          <table:table-cell office:value-type="float" office:value="2.88230376151712E+17" table:style-name="ce1">
            <text:p>2.8823E+1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86" table:style-name="ce1">
            <text:p>5.86</text:p>
          </table:table-cell>
          <table:table-cell office:value-type="float" office:value="339.76" table:style-name="ce1">
            <text:p>339.76</text:p>
          </table:table-cell>
          <table:table-cell office:value-type="string" table:style-name="ce1">
            <text:p>inf</text:p>
          </table:table-cell>
          <table:table-cell office:value-type="float" office:value="1.5455389355901001E+25" table:style-name="ce1">
            <text:p>1.54554E+25</text:p>
          </table:table-cell>
          <table:table-cell office:value-type="float" office:value="16341541651.969999" table:style-name="ce1">
            <text:p>16341541652</text:p>
          </table:table-cell>
          <table:table-cell office:value-type="float" office:value="1.67173618167993E+19" table:style-name="ce1">
            <text:p>1.67174E+19</text:p>
          </table:table-cell>
          <table:table-cell office:value-type="float" office:value="2.3505613312828801E+78" table:style-name="ce1">
            <text:p>2.35056E+7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05379" table:style-name="ce1">
            <text:p>205379</text:p>
          </table:table-cell>
          <table:table-cell office:value-type="float" office:value="5.7646075230342298E+17" table:style-name="ce1">
            <text:p>5.76461E+17</text:p>
          </table:table-cell>
          <table:table-cell office:value-type="float" office:value="4.08" table:style-name="ce1">
            <text:p>4.08</text:p>
          </table:table-cell>
          <table:table-cell office:value-type="float" office:value="5.88" table:style-name="ce1">
            <text:p>5.88</text:p>
          </table:table-cell>
          <table:table-cell office:value-type="float" office:value="347.08" table:style-name="ce1">
            <text:p>347.08</text:p>
          </table:table-cell>
          <table:table-cell office:value-type="string" table:style-name="ce1">
            <text:p>inf</text:p>
          </table:table-cell>
          <table:table-cell office:value-type="float" office:value="4.2012104037905101E+25" table:style-name="ce1">
            <text:p>4.20121E+25</text:p>
          </table:table-cell>
          <table:table-cell office:value-type="float" office:value="24512312477.959999" table:style-name="ce1">
            <text:p>24512312478</text:p>
          </table:table-cell>
          <table:table-cell office:value-type="float" office:value="3.4011184385901998E+19" table:style-name="ce1">
            <text:p>3.40112E+19</text:p>
          </table:table-cell>
          <table:table-cell office:value-type="float" office:value="1.3868311854569E+80" table:style-name="ce1">
            <text:p>1.38683E+80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16000" table:style-name="ce1">
            <text:p>216000</text:p>
          </table:table-cell>
          <table:table-cell office:value-type="float" office:value="1.15292150460685E+18" table:style-name="ce1">
            <text:p>1.15292E+18</text:p>
          </table:table-cell>
          <table:table-cell office:value-type="float" office:value="4.09" table:style-name="ce1">
            <text:p>4.09</text:p>
          </table:table-cell>
          <table:table-cell office:value-type="float" office:value="5.91" table:style-name="ce1">
            <text:p>5.91</text:p>
          </table:table-cell>
          <table:table-cell office:value-type="float" office:value="354.41" table:style-name="ce1">
            <text:p>354.41</text:p>
          </table:table-cell>
          <table:table-cell office:value-type="string" table:style-name="ce1">
            <text:p>inf</text:p>
          </table:table-cell>
          <table:table-cell office:value-type="float" office:value="1.1420073898156799E+26" table:style-name="ce1">
            <text:p>1.14201E+26</text:p>
          </table:table-cell>
          <table:table-cell office:value-type="float" office:value="36768468716.93" table:style-name="ce1">
            <text:p>36768468717</text:p>
          </table:table-cell>
          <table:table-cell office:value-type="float" office:value="6.9175290276410802E+19" table:style-name="ce1">
            <text:p>6.91753E+19</text:p>
          </table:table-cell>
          <table:table-cell office:value-type="float" office:value="8.3209871127413899E+81" table:style-name="ce1">
            <text:p>8.32099E+81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226981" table:style-name="ce1">
            <text:p>226981</text:p>
          </table:table-cell>
          <table:table-cell office:value-type="float" office:value="2.3058430092136901E+18" table:style-name="ce1">
            <text:p>2.30584E+18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5.93" table:style-name="ce1">
            <text:p>5.93</text:p>
          </table:table-cell>
          <table:table-cell office:value-type="float" office:value="361.77" table:style-name="ce1">
            <text:p>361.77</text:p>
          </table:table-cell>
          <table:table-cell office:value-type="string" table:style-name="ce1">
            <text:p>inf</text:p>
          </table:table-cell>
          <table:table-cell office:value-type="float" office:value="3.1042979357019199E+26" table:style-name="ce1">
            <text:p>3.1043E+26</text:p>
          </table:table-cell>
          <table:table-cell office:value-type="float" office:value="55152703075.400002" table:style-name="ce1">
            <text:p>55152703075</text:p>
          </table:table-cell>
          <table:table-cell office:value-type="float" office:value="1.40656423562035E+20" table:style-name="ce1">
            <text:p>1.40656E+20</text:p>
          </table:table-cell>
          <table:table-cell office:value-type="float" office:value="5.0758021387722505E+83" table:style-name="ce1">
            <text:p>5.0758E+83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38328" table:style-name="ce1">
            <text:p>238328</text:p>
          </table:table-cell>
          <table:table-cell office:value-type="float" office:value="4.61168601842739E+18" table:style-name="ce1">
            <text:p>4.61169E+18</text:p>
          </table:table-cell>
          <table:table-cell office:value-type="float" office:value="4.13" table:style-name="ce1">
            <text:p>4.13</text:p>
          </table:table-cell>
          <table:table-cell office:value-type="float" office:value="5.95" table:style-name="ce1">
            <text:p>5.95</text:p>
          </table:table-cell>
          <table:table-cell office:value-type="float" office:value="369.16" table:style-name="ce1">
            <text:p>369.16</text:p>
          </table:table-cell>
          <table:table-cell office:value-type="string" table:style-name="ce1">
            <text:p>inf</text:p>
          </table:table-cell>
          <table:table-cell office:value-type="float" office:value="8.4383566687414497E+26" table:style-name="ce1">
            <text:p>8.43836E+26</text:p>
          </table:table-cell>
          <table:table-cell office:value-type="float" office:value="82729054613.100006" table:style-name="ce1">
            <text:p>82729054613</text:p>
          </table:table-cell>
          <table:table-cell office:value-type="float" office:value="2.8592453314249798E+20" table:style-name="ce1">
            <text:p>2.85925E+20</text:p>
          </table:table-cell>
          <table:table-cell office:value-type="float" office:value="3.1469973260387898E+85" table:style-name="ce1">
            <text:p>3.147E+85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250047" table:style-name="ce1">
            <text:p>250047</text:p>
          </table:table-cell>
          <table:table-cell office:value-type="float" office:value="9.2233720368547799E+18" table:style-name="ce1">
            <text:p>9.22337E+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.98" table:style-name="ce1">
            <text:p>5.98</text:p>
          </table:table-cell>
          <table:table-cell office:value-type="float" office:value="376.57" table:style-name="ce1">
            <text:p>376.57</text:p>
          </table:table-cell>
          <table:table-cell office:value-type="string" table:style-name="ce1">
            <text:p>inf</text:p>
          </table:table-cell>
          <table:table-cell office:value-type="float" office:value="2.29378315946961E+27" table:style-name="ce1">
            <text:p>2.29378E+27</text:p>
          </table:table-cell>
          <table:table-cell office:value-type="float" office:value="124093581919.64999" table:style-name="ce1">
            <text:p>1.24094E+11</text:p>
          </table:table-cell>
          <table:table-cell office:value-type="float" office:value="5.8107243832185101E+20" table:style-name="ce1">
            <text:p>5.81072E+20</text:p>
          </table:table-cell>
          <table:table-cell office:value-type="float" office:value="1.9826083154044401E+87" table:style-name="ce1">
            <text:p>1.98261E+87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62144" table:style-name="ce1">
            <text:p>262144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.16" table:style-name="ce1">
            <text:p>4.16</text:p>
          </table:table-cell>
          <table:table-cell office:value-type="float" office:value="6" table:style-name="ce1">
            <text:p>6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nf</text:p>
          </table:table-cell>
          <table:table-cell office:value-type="float" office:value="6.23514908081162E+27" table:style-name="ce1">
            <text:p>6.23515E+27</text:p>
          </table:table-cell>
          <table:table-cell office:value-type="float" office:value="186140372879.47" table:style-name="ce1">
            <text:p>1.8614E+11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1.26886932185884E+89" table:style-name="ce1">
            <text:p>1.26887E+89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274625" table:style-name="ce1">
            <text:p>274625</text:p>
          </table:table-cell>
          <table:table-cell office:value-type="float" office:value="3.6893488147419099E+19" table:style-name="ce1">
            <text:p>3.68935E+19</text:p>
          </table:table-cell>
          <table:table-cell office:value-type="float" office:value="4.17" table:style-name="ce1">
            <text:p>4.17</text:p>
          </table:table-cell>
          <table:table-cell office:value-type="float" office:value="6.02" table:style-name="ce1">
            <text:p>6.02</text:p>
          </table:table-cell>
          <table:table-cell office:value-type="float" office:value="391.45" table:style-name="ce1">
            <text:p>391.45</text:p>
          </table:table-cell>
          <table:table-cell office:value-type="string" table:style-name="ce1">
            <text:p>inf</text:p>
          </table:table-cell>
          <table:table-cell office:value-type="float" office:value="1.69488924441033E+28" table:style-name="ce1">
            <text:p>1.69489E+28</text:p>
          </table:table-cell>
          <table:table-cell office:value-type="float" office:value="279210559319.21002" table:style-name="ce1">
            <text:p>2.79211E+11</text:p>
          </table:table-cell>
          <table:table-cell office:value-type="float" office:value="2.3980767295822401E+21" table:style-name="ce1">
            <text:p>2.39808E+21</text:p>
          </table:table-cell>
          <table:table-cell office:value-type="float" office:value="8.2476505920824697E+90" table:style-name="ce1">
            <text:p>8.24765E+90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287496" table:style-name="ce1">
            <text:p>287496</text:p>
          </table:table-cell>
          <table:table-cell office:value-type="float" office:value="7.3786976294838198E+19" table:style-name="ce1">
            <text:p>7.3787E+19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6.04" table:style-name="ce1">
            <text:p>6.04</text:p>
          </table:table-cell>
          <table:table-cell office:value-type="float" office:value="398.93" table:style-name="ce1">
            <text:p>398.93</text:p>
          </table:table-cell>
          <table:table-cell office:value-type="string" table:style-name="ce1">
            <text:p>inf</text:p>
          </table:table-cell>
          <table:table-cell office:value-type="float" office:value="4.60718663433129E+28" table:style-name="ce1">
            <text:p>4.60719E+28</text:p>
          </table:table-cell>
          <table:table-cell office:value-type="float" office:value="418815838978.82001" table:style-name="ce1">
            <text:p>4.18816E+11</text:p>
          </table:table-cell>
          <table:table-cell office:value-type="float" office:value="4.8699404354593195E+21" table:style-name="ce1">
            <text:p>4.86994E+21</text:p>
          </table:table-cell>
          <table:table-cell office:value-type="float" office:value="5.4434493907744295E+92" table:style-name="ce1">
            <text:p>5.44345E+92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300763" table:style-name="ce1">
            <text:p>300763</text:p>
          </table:table-cell>
          <table:table-cell office:value-type="float" office:value="1.47573952589676E+20" table:style-name="ce1">
            <text:p>1.47574E+20</text:p>
          </table:table-cell>
          <table:table-cell office:value-type="float" office:value="4.2" table:style-name="ce1">
            <text:p>4.2</text:p>
          </table:table-cell>
          <table:table-cell office:value-type="float" office:value="6.07" table:style-name="ce1">
            <text:p>6.07</text:p>
          </table:table-cell>
          <table:table-cell office:value-type="float" office:value="406.43" table:style-name="ce1">
            <text:p>406.43</text:p>
          </table:table-cell>
          <table:table-cell office:value-type="string" table:style-name="ce1">
            <text:p>inf</text:p>
          </table:table-cell>
          <table:table-cell office:value-type="float" office:value="1.25236317084221E+29" table:style-name="ce1">
            <text:p>1.25236E+29</text:p>
          </table:table-cell>
          <table:table-cell office:value-type="float" office:value="628223758468.21997" table:style-name="ce1">
            <text:p>6.28224E+11</text:p>
          </table:table-cell>
          <table:table-cell office:value-type="float" office:value="9.8874548235083197E+21" table:style-name="ce1">
            <text:p>9.88745E+21</text:p>
          </table:table-cell>
          <table:table-cell office:value-type="float" office:value="3.6471110918188602E+94" table:style-name="ce1">
            <text:p>3.64711E+94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314432" table:style-name="ce1">
            <text:p>314432</text:p>
          </table:table-cell>
          <table:table-cell office:value-type="float" office:value="2.9514790517935302E+20" table:style-name="ce1">
            <text:p>2.95148E+20</text:p>
          </table:table-cell>
          <table:table-cell office:value-type="float" office:value="4.22" table:style-name="ce1">
            <text:p>4.22</text:p>
          </table:table-cell>
          <table:table-cell office:value-type="float" office:value="6.09" table:style-name="ce1">
            <text:p>6.09</text:p>
          </table:table-cell>
          <table:table-cell office:value-type="float" office:value="413.95" table:style-name="ce1">
            <text:p>413.95</text:p>
          </table:table-cell>
          <table:table-cell office:value-type="string" table:style-name="ce1">
            <text:p>inf</text:p>
          </table:table-cell>
          <table:table-cell office:value-type="float" office:value="3.4042760499317401E+29" table:style-name="ce1">
            <text:p>3.40428E+29</text:p>
          </table:table-cell>
          <table:table-cell office:value-type="float" office:value="942335637702.32996" table:style-name="ce1">
            <text:p>9.42336E+11</text:p>
          </table:table-cell>
          <table:table-cell office:value-type="float" office:value="2.0070057552196001E+22" table:style-name="ce1">
            <text:p>2.00701E+22</text:p>
          </table:table-cell>
          <table:table-cell office:value-type="float" office:value="2.4800355424368301E+96" table:style-name="ce1">
            <text:p>2.48004E+96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328509" table:style-name="ce1">
            <text:p>328509</text:p>
          </table:table-cell>
          <table:table-cell office:value-type="float" office:value="5.9029581035870604E+20" table:style-name="ce1">
            <text:p>5.90296E+20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6.11" table:style-name="ce1">
            <text:p>6.11</text:p>
          </table:table-cell>
          <table:table-cell office:value-type="float" office:value="421.49" table:style-name="ce1">
            <text:p>421.49</text:p>
          </table:table-cell>
          <table:table-cell office:value-type="string" table:style-name="ce1">
            <text:p>inf</text:p>
          </table:table-cell>
          <table:table-cell office:value-type="float" office:value="9.25378172558779E+29" table:style-name="ce1">
            <text:p>9.25378E+29</text:p>
          </table:table-cell>
          <table:table-cell office:value-type="float" office:value="1413503456553.5" table:style-name="ce1">
            <text:p>1.4135E+12</text:p>
          </table:table-cell>
          <table:table-cell office:value-type="float" office:value="4.0730410914750698E+22" table:style-name="ce1">
            <text:p>4.07304E+22</text:p>
          </table:table-cell>
          <table:table-cell office:value-type="float" office:value="1.7112245242814099E+98" table:style-name="ce1">
            <text:p>1.71122E+98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343000" table:style-name="ce1">
            <text:p>343000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4.25" table:style-name="ce1">
            <text:p>4.25</text:p>
          </table:table-cell>
          <table:table-cell office:value-type="float" office:value="6.13" table:style-name="ce1">
            <text:p>6.13</text:p>
          </table:table-cell>
          <table:table-cell office:value-type="float" office:value="429.05" table:style-name="ce1">
            <text:p>429.05</text:p>
          </table:table-cell>
          <table:table-cell office:value-type="string" table:style-name="ce1">
            <text:p>inf</text:p>
          </table:table-cell>
          <table:table-cell office:value-type="float" office:value="2.51543867091917E+30" table:style-name="ce1">
            <text:p>2.51544E+30</text:p>
          </table:table-cell>
          <table:table-cell office:value-type="float" office:value="2120255184830.25" table:style-name="ce1">
            <text:p>2.12026E+12</text:p>
          </table:table-cell>
          <table:table-cell office:value-type="float" office:value="8.2641413450218808E+22" table:style-name="ce1">
            <text:p>8.26414E+22</text:p>
          </table:table-cell>
          <table:table-cell office:value-type="float" office:value="1.19785716699699E+100" table:style-name="ce1">
            <text:p>1.1979E+100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57911" table:style-name="ce1">
            <text:p>357911</text:p>
          </table:table-cell>
          <table:table-cell office:value-type="float" office:value="2.36118324143482E+21" table:style-name="ce1">
            <text:p>2.36118E+21</text:p>
          </table:table-cell>
          <table:table-cell office:value-type="float" office:value="4.26" table:style-name="ce1">
            <text:p>4.26</text:p>
          </table:table-cell>
          <table:table-cell office:value-type="float" office:value="6.15" table:style-name="ce1">
            <text:p>6.15</text:p>
          </table:table-cell>
          <table:table-cell office:value-type="float" office:value="436.63" table:style-name="ce1">
            <text:p>436.63</text:p>
          </table:table-cell>
          <table:table-cell office:value-type="string" table:style-name="ce1">
            <text:p>inf</text:p>
          </table:table-cell>
          <table:table-cell office:value-type="float" office:value="6.8376712297627396E+30" table:style-name="ce1">
            <text:p>6.83767E+30</text:p>
          </table:table-cell>
          <table:table-cell office:value-type="float" office:value="3180382777245.3799" table:style-name="ce1">
            <text:p>3.18038E+12</text:p>
          </table:table-cell>
          <table:table-cell office:value-type="float" office:value="1.67644010141872E+23" table:style-name="ce1">
            <text:p>1.67644E+23</text:p>
          </table:table-cell>
          <table:table-cell office:value-type="float" office:value="8.5047858856786205E+101" table:style-name="ce1">
            <text:p>8.5048E+101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373248" table:style-name="ce1">
            <text:p>373248</text:p>
          </table:table-cell>
          <table:table-cell office:value-type="float" office:value="4.7223664828696505E+21" table:style-name="ce1">
            <text:p>4.72237E+21</text:p>
          </table:table-cell>
          <table:table-cell office:value-type="float" office:value="4.28" table:style-name="ce1">
            <text:p>4.28</text:p>
          </table:table-cell>
          <table:table-cell office:value-type="float" office:value="6.17" table:style-name="ce1">
            <text:p>6.17</text:p>
          </table:table-cell>
          <table:table-cell office:value-type="float" office:value="444.23" table:style-name="ce1">
            <text:p>444.23</text:p>
          </table:table-cell>
          <table:table-cell office:value-type="string" table:style-name="ce1">
            <text:p>inf</text:p>
          </table:table-cell>
          <table:table-cell office:value-type="float" office:value="1.8586717452841299E+31" table:style-name="ce1">
            <text:p>1.85867E+31</text:p>
          </table:table-cell>
          <table:table-cell office:value-type="float" office:value="4770574165868.0703" table:style-name="ce1">
            <text:p>4.77057E+12</text:p>
          </table:table-cell>
          <table:table-cell office:value-type="float" office:value="3.4001038676661499E+23" table:style-name="ce1">
            <text:p>3.4001E+23</text:p>
          </table:table-cell>
          <table:table-cell office:value-type="float" office:value="6.1234458376886101E+103" table:style-name="ce1">
            <text:p>6.1234E+103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389017" table:style-name="ce1">
            <text:p>389017</text:p>
          </table:table-cell>
          <table:table-cell office:value-type="float" office:value="9.4447329657392904E+21" table:style-name="ce1">
            <text:p>9.44473E+21</text:p>
          </table:table-cell>
          <table:table-cell office:value-type="float" office:value="4.29" table:style-name="ce1">
            <text:p>4.29</text:p>
          </table:table-cell>
          <table:table-cell office:value-type="float" office:value="6.19" table:style-name="ce1">
            <text:p>6.19</text:p>
          </table:table-cell>
          <table:table-cell office:value-type="float" office:value="451.86" table:style-name="ce1">
            <text:p>451.86</text:p>
          </table:table-cell>
          <table:table-cell office:value-type="string" table:style-name="ce1">
            <text:p>inf</text:p>
          </table:table-cell>
          <table:table-cell office:value-type="float" office:value="5.0523936302761103E+31" table:style-name="ce1">
            <text:p>5.05239E+31</text:p>
          </table:table-cell>
          <table:table-cell office:value-type="float" office:value="7155861248802.0996" table:style-name="ce1">
            <text:p>7.15586E+12</text:p>
          </table:table-cell>
          <table:table-cell office:value-type="float" office:value="6.8946550649896807E+23" table:style-name="ce1">
            <text:p>6.89466E+23</text:p>
          </table:table-cell>
          <table:table-cell office:value-type="float" office:value="4.4701154615126798E+105" table:style-name="ce1">
            <text:p>4.4701E+105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405224" table:style-name="ce1">
            <text:p>405224</text:p>
          </table:table-cell>
          <table:table-cell office:value-type="float" office:value="1.8889465931478602E+22" table:style-name="ce1">
            <text:p>1.88895E+22</text:p>
          </table:table-cell>
          <table:table-cell office:value-type="float" office:value="4.3" table:style-name="ce1">
            <text:p>4.3</text:p>
          </table:table-cell>
          <table:table-cell office:value-type="float" office:value="6.21" table:style-name="ce1">
            <text:p>6.21</text:p>
          </table:table-cell>
          <table:table-cell office:value-type="float" office:value="459.5" table:style-name="ce1">
            <text:p>459.5</text:p>
          </table:table-cell>
          <table:table-cell office:value-type="string" table:style-name="ce1">
            <text:p>inf</text:p>
          </table:table-cell>
          <table:table-cell office:value-type="float" office:value="1.3733829795401801E+32" table:style-name="ce1">
            <text:p>1.37338E+32</text:p>
          </table:table-cell>
          <table:table-cell office:value-type="float" office:value="10733791873203.199" table:style-name="ce1">
            <text:p>1.07338E+13</text:p>
          </table:table-cell>
          <table:table-cell office:value-type="float" office:value="1.3978204789294099E+24" table:style-name="ce1">
            <text:p>1.39782E+24</text:p>
          </table:table-cell>
          <table:table-cell office:value-type="float" office:value="3.3078854415193902E+107" table:style-name="ce1">
            <text:p>3.3079E+107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421875" table:style-name="ce1">
            <text:p>421875</text:p>
          </table:table-cell>
          <table:table-cell office:value-type="float" office:value="3.7778931862957204E+22" table:style-name="ce1">
            <text:p>3.77789E+22</text:p>
          </table:table-cell>
          <table:table-cell office:value-type="float" office:value="4.32" table:style-name="ce1">
            <text:p>4.32</text:p>
          </table:table-cell>
          <table:table-cell office:value-type="float" office:value="6.23" table:style-name="ce1">
            <text:p>6.23</text:p>
          </table:table-cell>
          <table:table-cell office:value-type="float" office:value="467.16" table:style-name="ce1">
            <text:p>467.16</text:p>
          </table:table-cell>
          <table:table-cell office:value-type="string" table:style-name="ce1">
            <text:p>inf</text:p>
          </table:table-cell>
          <table:table-cell office:value-type="float" office:value="3.733241996799E+32" table:style-name="ce1">
            <text:p>3.73324E+32</text:p>
          </table:table-cell>
          <table:table-cell office:value-type="float" office:value="16100687809804.699" table:style-name="ce1">
            <text:p>1.61007E+13</text:p>
          </table:table-cell>
          <table:table-cell office:value-type="float" office:value="2.8334198897217898E+24" table:style-name="ce1">
            <text:p>2.83342E+24</text:p>
          </table:table-cell>
          <table:table-cell office:value-type="float" office:value="2.48091408113954E+109" table:style-name="ce1">
            <text:p>2.4809E+109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438976" table:style-name="ce1">
            <text:p>438976</text:p>
          </table:table-cell>
          <table:table-cell office:value-type="float" office:value="7.5557863725914298E+22" table:style-name="ce1">
            <text:p>7.55579E+22</text:p>
          </table:table-cell>
          <table:table-cell office:value-type="float" office:value="4.33" table:style-name="ce1">
            <text:p>4.33</text:p>
          </table:table-cell>
          <table:table-cell office:value-type="float" office:value="6.25" table:style-name="ce1">
            <text:p>6.25</text:p>
          </table:table-cell>
          <table:table-cell office:value-type="float" office:value="474.84" table:style-name="ce1">
            <text:p>474.84</text:p>
          </table:table-cell>
          <table:table-cell office:value-type="string" table:style-name="ce1">
            <text:p>inf</text:p>
          </table:table-cell>
          <table:table-cell office:value-type="float" office:value="1.01480038811389E+33" table:style-name="ce1">
            <text:p>1.0148E+33</text:p>
          </table:table-cell>
          <table:table-cell office:value-type="float" office:value="24151031714707.102" table:style-name="ce1">
            <text:p>2.4151E+13</text:p>
          </table:table-cell>
          <table:table-cell office:value-type="float" office:value="5.7423976431694897E+24" table:style-name="ce1">
            <text:p>5.7424E+24</text:p>
          </table:table-cell>
          <table:table-cell office:value-type="float" office:value="1.8854947016660501E+111" table:style-name="ce1">
            <text:p>1.8855E+111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56533" table:style-name="ce1">
            <text:p>456533</text:p>
          </table:table-cell>
          <table:table-cell office:value-type="float" office:value="1.5111572745182902E+23" table:style-name="ce1">
            <text:p>1.51116E+23</text:p>
          </table:table-cell>
          <table:table-cell office:value-type="float" office:value="4.34" table:style-name="ce1">
            <text:p>4.34</text:p>
          </table:table-cell>
          <table:table-cell office:value-type="float" office:value="6.27" table:style-name="ce1">
            <text:p>6.27</text:p>
          </table:table-cell>
          <table:table-cell office:value-type="float" office:value="482.54" table:style-name="ce1">
            <text:p>482.54</text:p>
          </table:table-cell>
          <table:table-cell office:value-type="string" table:style-name="ce1">
            <text:p>inf</text:p>
          </table:table-cell>
          <table:table-cell office:value-type="float" office:value="2.7585134545231697E+33" table:style-name="ce1">
            <text:p>2.75851E+33</text:p>
          </table:table-cell>
          <table:table-cell office:value-type="float" office:value="36226547572060.602" table:style-name="ce1">
            <text:p>3.62265E+13</text:p>
          </table:table-cell>
          <table:table-cell office:value-type="float" office:value="1.1635911013790799E+25" table:style-name="ce1">
            <text:p>1.16359E+25</text:p>
          </table:table-cell>
          <table:table-cell office:value-type="float" office:value="1.4518309202828599E+113" table:style-name="ce1">
            <text:p>1.4518E+113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474552" table:style-name="ce1">
            <text:p>474552</text:p>
          </table:table-cell>
          <table:table-cell office:value-type="float" office:value="3.0223145490365699E+23" table:style-name="ce1">
            <text:p>3.02231E+2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6.29" table:style-name="ce1">
            <text:p>6.29</text:p>
          </table:table-cell>
          <table:table-cell office:value-type="float" office:value="490.26" table:style-name="ce1">
            <text:p>490.26</text:p>
          </table:table-cell>
          <table:table-cell office:value-type="string" table:style-name="ce1">
            <text:p>inf</text:p>
          </table:table-cell>
          <table:table-cell office:value-type="float" office:value="7.4984169969901198E+33" table:style-name="ce1">
            <text:p>7.49842E+33</text:p>
          </table:table-cell>
          <table:table-cell office:value-type="float" office:value="54339821358091" table:style-name="ce1">
            <text:p>5.43398E+13</text:p>
          </table:table-cell>
          <table:table-cell office:value-type="float" office:value="2.3574053482485299E+25" table:style-name="ce1">
            <text:p>2.35741E+25</text:p>
          </table:table-cell>
          <table:table-cell office:value-type="float" office:value="1.1324281178206299E+115" table:style-name="ce1">
            <text:p>1.1324E+115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493039" table:style-name="ce1">
            <text:p>493039</text:p>
          </table:table-cell>
          <table:table-cell office:value-type="float" office:value="6.0446290980731499E+23" table:style-name="ce1">
            <text:p>6.04463E+23</text:p>
          </table:table-cell>
          <table:table-cell office:value-type="float" office:value="4.37" table:style-name="ce1">
            <text:p>4.37</text:p>
          </table:table-cell>
          <table:table-cell office:value-type="float" office:value="6.3" table:style-name="ce1">
            <text:p>6.3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inf</text:p>
          </table:table-cell>
          <table:table-cell office:value-type="float" office:value="2.03828106651267E+34" table:style-name="ce1">
            <text:p>2.03828E+34</text:p>
          </table:table-cell>
          <table:table-cell office:value-type="float" office:value="81509732037136.406" table:style-name="ce1">
            <text:p>8.15097E+13</text:p>
          </table:table-cell>
          <table:table-cell office:value-type="float" office:value="4.7752569874777801E+25" table:style-name="ce1">
            <text:p>4.77526E+25</text:p>
          </table:table-cell>
          <table:table-cell office:value-type="float" office:value="8.9461821307829701E+116" table:style-name="ce1">
            <text:p>8.9462E+116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12000" table:style-name="ce1">
            <text:p>512000</text:p>
          </table:table-cell>
          <table:table-cell office:value-type="float" office:value="1.20892581961463E+24" table:style-name="ce1">
            <text:p>1.20893E+24</text:p>
          </table:table-cell>
          <table:table-cell office:value-type="float" office:value="4.38" table:style-name="ce1">
            <text:p>4.38</text:p>
          </table:table-cell>
          <table:table-cell office:value-type="float" office:value="6.32" table:style-name="ce1">
            <text:p>6.32</text:p>
          </table:table-cell>
          <table:table-cell office:value-type="float" office:value="505.75" table:style-name="ce1">
            <text:p>505.75</text:p>
          </table:table-cell>
          <table:table-cell office:value-type="string" table:style-name="ce1">
            <text:p>inf</text:p>
          </table:table-cell>
          <table:table-cell office:value-type="float" office:value="5.5406223843935098E+34" table:style-name="ce1">
            <text:p>5.54062E+34</text:p>
          </table:table-cell>
          <table:table-cell office:value-type="float" office:value="122264598055705" table:style-name="ce1">
            <text:p>1.22265E+14</text:p>
          </table:table-cell>
          <table:table-cell office:value-type="float" office:value="9.67140655691703E+25" table:style-name="ce1">
            <text:p>9.67141E+25</text:p>
          </table:table-cell>
          <table:table-cell office:value-type="float" office:value="7.1569457046263797E+118" table:style-name="ce1">
            <text:p>7.1569E+118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531441" table:style-name="ce1">
            <text:p>531441</text:p>
          </table:table-cell>
          <table:table-cell office:value-type="float" office:value="2.41785163922926E+24" table:style-name="ce1">
            <text:p>2.41785E+2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6.34" table:style-name="ce1">
            <text:p>6.34</text:p>
          </table:table-cell>
          <table:table-cell office:value-type="float" office:value="513.53" table:style-name="ce1">
            <text:p>513.53</text:p>
          </table:table-cell>
          <table:table-cell office:value-type="string" table:style-name="ce1">
            <text:p>inf</text:p>
          </table:table-cell>
          <table:table-cell office:value-type="float" office:value="1.5060973145850301E+35" table:style-name="ce1">
            <text:p>1.5061E+35</text:p>
          </table:table-cell>
          <table:table-cell office:value-type="float" office:value="183396897083557" table:style-name="ce1">
            <text:p>1.83397E+14</text:p>
          </table:table-cell>
          <table:table-cell office:value-type="float" office:value="1.9584598277757E+26" table:style-name="ce1">
            <text:p>1.95846E+26</text:p>
          </table:table-cell>
          <table:table-cell office:value-type="float" office:value="5.7971260207473598E+120" table:style-name="ce1">
            <text:p>5.7971E+120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551368" table:style-name="ce1">
            <text:p>551368</text:p>
          </table:table-cell>
          <table:table-cell office:value-type="float" office:value="4.8357032784585199E+24" table:style-name="ce1">
            <text:p>4.8357E+24</text:p>
          </table:table-cell>
          <table:table-cell office:value-type="float" office:value="4.41" table:style-name="ce1">
            <text:p>4.41</text:p>
          </table:table-cell>
          <table:table-cell office:value-type="float" office:value="6.36" table:style-name="ce1">
            <text:p>6.36</text:p>
          </table:table-cell>
          <table:table-cell office:value-type="float" office:value="521.32000000000005" table:style-name="ce1">
            <text:p>521.32</text:p>
          </table:table-cell>
          <table:table-cell office:value-type="string" table:style-name="ce1">
            <text:p>inf</text:p>
          </table:table-cell>
          <table:table-cell office:value-type="float" office:value="4.0939969621274501E+35" table:style-name="ce1">
            <text:p>4.094E+35</text:p>
          </table:table-cell>
          <table:table-cell office:value-type="float" office:value="275095345625335" table:style-name="ce1">
            <text:p>2.75095E+14</text:p>
          </table:table-cell>
          <table:table-cell office:value-type="float" office:value="3.9652766883359803E+26" table:style-name="ce1">
            <text:p>3.96528E+26</text:p>
          </table:table-cell>
          <table:table-cell office:value-type="float" office:value="4.7536433370128398E+122" table:style-name="ce1">
            <text:p>4.7536E+12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571787" table:style-name="ce1">
            <text:p>571787</text:p>
          </table:table-cell>
          <table:table-cell office:value-type="float" office:value="9.6714065569170302E+24" table:style-name="ce1">
            <text:p>9.67141E+24</text:p>
          </table:table-cell>
          <table:table-cell office:value-type="float" office:value="4.42" table:style-name="ce1">
            <text:p>4.42</text:p>
          </table:table-cell>
          <table:table-cell office:value-type="float" office:value="6.38" table:style-name="ce1">
            <text:p>6.38</text:p>
          </table:table-cell>
          <table:table-cell office:value-type="float" office:value="529.13" table:style-name="ce1">
            <text:p>529.13</text:p>
          </table:table-cell>
          <table:table-cell office:value-type="string" table:style-name="ce1">
            <text:p>inf</text:p>
          </table:table-cell>
          <table:table-cell office:value-type="float" office:value="1.11286375479176E+36" table:style-name="ce1">
            <text:p>1.11286E+36</text:p>
          </table:table-cell>
          <table:table-cell office:value-type="float" office:value="412643018438003" table:style-name="ce1">
            <text:p>4.12643E+14</text:p>
          </table:table-cell>
          <table:table-cell office:value-type="float" office:value="8.0272674422411405E+26" table:style-name="ce1">
            <text:p>8.02727E+26</text:p>
          </table:table-cell>
          <table:table-cell office:value-type="float" office:value="3.9455239697206602E+124" table:style-name="ce1">
            <text:p>3.9455E+124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92704" table:style-name="ce1">
            <text:p>592704</text:p>
          </table:table-cell>
          <table:table-cell office:value-type="float" office:value="1.9342813113834101E+25" table:style-name="ce1">
            <text:p>1.93428E+25</text:p>
          </table:table-cell>
          <table:table-cell office:value-type="float" office:value="4.43" table:style-name="ce1">
            <text:p>4.43</text:p>
          </table:table-cell>
          <table:table-cell office:value-type="float" office:value="6.39" table:style-name="ce1">
            <text:p>6.39</text:p>
          </table:table-cell>
          <table:table-cell office:value-type="float" office:value="536.95000000000005" table:style-name="ce1">
            <text:p>536.95</text:p>
          </table:table-cell>
          <table:table-cell office:value-type="string" table:style-name="ce1">
            <text:p>inf</text:p>
          </table:table-cell>
          <table:table-cell office:value-type="float" office:value="3.0250773222011402E+36" table:style-name="ce1">
            <text:p>3.02508E+36</text:p>
          </table:table-cell>
          <table:table-cell office:value-type="float" office:value="618964527657005" table:style-name="ce1">
            <text:p>6.18965E+14</text:p>
          </table:table-cell>
          <table:table-cell office:value-type="float" office:value="1.62479630156206E+27" table:style-name="ce1">
            <text:p>1.6248E+27</text:p>
          </table:table-cell>
          <table:table-cell office:value-type="float" office:value="3.3142401345653502E+126" table:style-name="ce1">
            <text:p>3.3142E+126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614125" table:style-name="ce1">
            <text:p>614125</text:p>
          </table:table-cell>
          <table:table-cell office:value-type="float" office:value="3.8685626227668099E+25" table:style-name="ce1">
            <text:p>3.86856E+25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6.41" table:style-name="ce1">
            <text:p>6.41</text:p>
          </table:table-cell>
          <table:table-cell office:value-type="float" office:value="544.79999999999995" table:style-name="ce1">
            <text:p>544.8</text:p>
          </table:table-cell>
          <table:table-cell office:value-type="string" table:style-name="ce1">
            <text:p>inf</text:p>
          </table:table-cell>
          <table:table-cell office:value-type="float" office:value="8.2230127146229096E+36" table:style-name="ce1">
            <text:p>8.22301E+36</text:p>
          </table:table-cell>
          <table:table-cell office:value-type="float" office:value="928446791485507" table:style-name="ce1">
            <text:p>9.28447E+14</text:p>
          </table:table-cell>
          <table:table-cell office:value-type="float" office:value="3.2882782293517903E+27" table:style-name="ce1">
            <text:p>3.28828E+27</text:p>
          </table:table-cell>
          <table:table-cell office:value-type="float" office:value="2.8171041143805501E+128" table:style-name="ce1">
            <text:p>2.8171E+128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636056" table:style-name="ce1">
            <text:p>636056</text:p>
          </table:table-cell>
          <table:table-cell office:value-type="float" office:value="7.7371252455336198E+25" table:style-name="ce1">
            <text:p>7.73713E+25</text:p>
          </table:table-cell>
          <table:table-cell office:value-type="float" office:value="4.45" table:style-name="ce1">
            <text:p>4.45</text:p>
          </table:table-cell>
          <table:table-cell office:value-type="float" office:value="6.43" table:style-name="ce1">
            <text:p>6.43</text:p>
          </table:table-cell>
          <table:table-cell office:value-type="float" office:value="552.66" table:style-name="ce1">
            <text:p>552.66</text:p>
          </table:table-cell>
          <table:table-cell office:value-type="string" table:style-name="ce1">
            <text:p>inf</text:p>
          </table:table-cell>
          <table:table-cell office:value-type="float" office:value="2.2352466037347202E+37" table:style-name="ce1">
            <text:p>2.23525E+37</text:p>
          </table:table-cell>
          <table:table-cell office:value-type="float" office:value="1392670187228260" table:style-name="ce1">
            <text:p>1.39267E+15</text:p>
          </table:table-cell>
          <table:table-cell office:value-type="float" office:value="6.6539277111589201E+27" table:style-name="ce1">
            <text:p>6.65393E+27</text:p>
          </table:table-cell>
          <table:table-cell office:value-type="float" office:value="2.42270953836727E+130" table:style-name="ce1">
            <text:p>2.4227E+130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58503" table:style-name="ce1">
            <text:p>658503</text:p>
          </table:table-cell>
          <table:table-cell office:value-type="float" office:value="1.5474250491067302E+26" table:style-name="ce1">
            <text:p>1.54743E+26</text:p>
          </table:table-cell>
          <table:table-cell office:value-type="float" office:value="4.47" table:style-name="ce1">
            <text:p>4.47</text:p>
          </table:table-cell>
          <table:table-cell office:value-type="float" office:value="6.44" table:style-name="ce1">
            <text:p>6.44</text:p>
          </table:table-cell>
          <table:table-cell office:value-type="float" office:value="560.54" table:style-name="ce1">
            <text:p>560.54</text:p>
          </table:table-cell>
          <table:table-cell office:value-type="string" table:style-name="ce1">
            <text:p>inf</text:p>
          </table:table-cell>
          <table:table-cell office:value-type="float" office:value="6.07603022505687E+37" table:style-name="ce1">
            <text:p>6.07603E+37</text:p>
          </table:table-cell>
          <table:table-cell office:value-type="float" office:value="2089005280842391" table:style-name="ce1">
            <text:p>2.08901E+15</text:p>
          </table:table-cell>
          <table:table-cell office:value-type="float" office:value="1.3462597927228499E+28" table:style-name="ce1">
            <text:p>1.34626E+28</text:p>
          </table:table-cell>
          <table:table-cell office:value-type="float" office:value="2.1077572983795301E+132" table:style-name="ce1">
            <text:p>2.1078E+132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681472" table:style-name="ce1">
            <text:p>681472</text:p>
          </table:table-cell>
          <table:table-cell office:value-type="float" office:value="3.09485009821345E+26" table:style-name="ce1">
            <text:p>3.09485E+26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6.46" table:style-name="ce1">
            <text:p>6.46</text:p>
          </table:table-cell>
          <table:table-cell office:value-type="float" office:value="568.42999999999995" table:style-name="ce1">
            <text:p>568.43</text:p>
          </table:table-cell>
          <table:table-cell office:value-type="string" table:style-name="ce1">
            <text:p>inf</text:p>
          </table:table-cell>
          <table:table-cell office:value-type="float" office:value="1.6516362549939999E+38" table:style-name="ce1">
            <text:p>1.65164E+38</text:p>
          </table:table-cell>
          <table:table-cell office:value-type="float" office:value="3133507921263590" table:style-name="ce1">
            <text:p>3.13351E+15</text:p>
          </table:table-cell>
          <table:table-cell office:value-type="float" office:value="2.7234680864278401E+28" table:style-name="ce1">
            <text:p>2.72347E+28</text:p>
          </table:table-cell>
          <table:table-cell office:value-type="float" office:value="1.8548264225739799E+134" table:style-name="ce1">
            <text:p>1.8548E+134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04969" table:style-name="ce1">
            <text:p>704969</text:p>
          </table:table-cell>
          <table:table-cell office:value-type="float" office:value="6.1897001964269E+26" table:style-name="ce1">
            <text:p>6.1897E+26</text:p>
          </table:table-cell>
          <table:table-cell office:value-type="float" office:value="4.49" table:style-name="ce1">
            <text:p>4.49</text:p>
          </table:table-cell>
          <table:table-cell office:value-type="float" office:value="6.48" table:style-name="ce1">
            <text:p>6.48</text:p>
          </table:table-cell>
          <table:table-cell office:value-type="float" office:value="576.34" table:style-name="ce1">
            <text:p>576.34</text:p>
          </table:table-cell>
          <table:table-cell office:value-type="string" table:style-name="ce1">
            <text:p>inf</text:p>
          </table:table-cell>
          <table:table-cell office:value-type="float" office:value="4.4896128191743501E+38" table:style-name="ce1">
            <text:p>4.48961E+38</text:p>
          </table:table-cell>
          <table:table-cell office:value-type="float" office:value="4700261881895380" table:style-name="ce1">
            <text:p>4.70026E+15</text:p>
          </table:table-cell>
          <table:table-cell office:value-type="float" office:value="5.5088331748199396E+28" table:style-name="ce1">
            <text:p>5.50883E+28</text:p>
          </table:table-cell>
          <table:table-cell office:value-type="float" office:value="1.6507955160908401E+136" table:style-name="ce1">
            <text:p>1.6508E+136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729000" table:style-name="ce1">
            <text:p>729000</text:p>
          </table:table-cell>
          <table:table-cell office:value-type="float" office:value="1.23794003928538E+27" table:style-name="ce1">
            <text:p>1.23794E+27</text:p>
          </table:table-cell>
          <table:table-cell office:value-type="float" office:value="4.5" table:style-name="ce1">
            <text:p>4.5</text:p>
          </table:table-cell>
          <table:table-cell office:value-type="float" office:value="6.49" table:style-name="ce1">
            <text:p>6.49</text:p>
          </table:table-cell>
          <table:table-cell office:value-type="float" office:value="584.27" table:style-name="ce1">
            <text:p>584.27</text:p>
          </table:table-cell>
          <table:table-cell office:value-type="string" table:style-name="ce1">
            <text:p>inf</text:p>
          </table:table-cell>
          <table:table-cell office:value-type="float" office:value="1.2204032943178399E+39" table:style-name="ce1">
            <text:p>1.2204E+39</text:p>
          </table:table-cell>
          <table:table-cell office:value-type="float" office:value="7050392822843069" table:style-name="ce1">
            <text:p>7.05039E+15</text:p>
          </table:table-cell>
          <table:table-cell office:value-type="float" office:value="1.11414603535684E+29" table:style-name="ce1">
            <text:p>1.11415E+29</text:p>
          </table:table-cell>
          <table:table-cell office:value-type="float" office:value="1.48571596448176E+138" table:style-name="ce1">
            <text:p>1.4857E+138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753571" table:style-name="ce1">
            <text:p>753571</text:p>
          </table:table-cell>
          <table:table-cell office:value-type="float" office:value="2.47588007857076E+27" table:style-name="ce1">
            <text:p>2.47588E+27</text:p>
          </table:table-cell>
          <table:table-cell office:value-type="float" office:value="4.51" table:style-name="ce1">
            <text:p>4.51</text:p>
          </table:table-cell>
          <table:table-cell office:value-type="float" office:value="6.51" table:style-name="ce1">
            <text:p>6.51</text:p>
          </table:table-cell>
          <table:table-cell office:value-type="float" office:value="592.21" table:style-name="ce1">
            <text:p>592.21</text:p>
          </table:table-cell>
          <table:table-cell office:value-type="string" table:style-name="ce1">
            <text:p>inf</text:p>
          </table:table-cell>
          <table:table-cell office:value-type="float" office:value="3.3174000983357398E+39" table:style-name="ce1">
            <text:p>3.3174E+39</text:p>
          </table:table-cell>
          <table:table-cell office:value-type="float" office:value="1.05755892342646E+16" table:style-name="ce1">
            <text:p>1.05756E+16</text:p>
          </table:table-cell>
          <table:table-cell office:value-type="float" office:value="2.25305087149939E+29" table:style-name="ce1">
            <text:p>2.25305E+29</text:p>
          </table:table-cell>
          <table:table-cell office:value-type="float" office:value="1.3520015276784E+140" table:style-name="ce1">
            <text:p>1.352E+140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778688" table:style-name="ce1">
            <text:p>778688</text:p>
          </table:table-cell>
          <table:table-cell office:value-type="float" office:value="4.95176015714152E+27" table:style-name="ce1">
            <text:p>4.95176E+27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6.52" table:style-name="ce1">
            <text:p>6.52</text:p>
          </table:table-cell>
          <table:table-cell office:value-type="float" office:value="600.16999999999996" table:style-name="ce1">
            <text:p>600.17</text:p>
          </table:table-cell>
          <table:table-cell office:value-type="string" table:style-name="ce1">
            <text:p>inf</text:p>
          </table:table-cell>
          <table:table-cell office:value-type="float" office:value="9.0176284050342997E+39" table:style-name="ce1">
            <text:p>9.01763E+39</text:p>
          </table:table-cell>
          <table:table-cell office:value-type="float" office:value="1.58633838513969E+16" table:style-name="ce1">
            <text:p>1.58634E+16</text:p>
          </table:table-cell>
          <table:table-cell office:value-type="float" office:value="4.5556193445702001E+29" table:style-name="ce1">
            <text:p>4.55562E+29</text:p>
          </table:table-cell>
          <table:table-cell office:value-type="float" office:value="1.24384140546413E+142" table:style-name="ce1">
            <text:p>1.2438E+142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804357" table:style-name="ce1">
            <text:p>804357</text:p>
          </table:table-cell>
          <table:table-cell office:value-type="float" office:value="9.90352031428304E+27" table:style-name="ce1">
            <text:p>9.90352E+27</text:p>
          </table:table-cell>
          <table:table-cell office:value-type="float" office:value="4.53" table:style-name="ce1">
            <text:p>4.53</text:p>
          </table:table-cell>
          <table:table-cell office:value-type="float" office:value="6.54" table:style-name="ce1">
            <text:p>6.54</text:p>
          </table:table-cell>
          <table:table-cell office:value-type="float" office:value="608.14" table:style-name="ce1">
            <text:p>608.14</text:p>
          </table:table-cell>
          <table:table-cell office:value-type="string" table:style-name="ce1">
            <text:p>inf</text:p>
          </table:table-cell>
          <table:table-cell office:value-type="float" office:value="2.4512455429200898E+40" table:style-name="ce1">
            <text:p>2.45125E+40</text:p>
          </table:table-cell>
          <table:table-cell office:value-type="float" office:value="2.37950757770954E+16" table:style-name="ce1">
            <text:p>2.37951E+16</text:p>
          </table:table-cell>
          <table:table-cell office:value-type="float" office:value="9.2102738922832307E+29" table:style-name="ce1">
            <text:p>9.21027E+29</text:p>
          </table:table-cell>
          <table:table-cell office:value-type="float" office:value="1.15677250708164E+144" table:style-name="ce1">
            <text:p>1.1568E+144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830584" table:style-name="ce1">
            <text:p>830584</text:p>
          </table:table-cell>
          <table:table-cell office:value-type="float" office:value="1.9807040628566102E+28" table:style-name="ce1">
            <text:p>1.9807E+28</text:p>
          </table:table-cell>
          <table:table-cell office:value-type="float" office:value="4.54" table:style-name="ce1">
            <text:p>4.54</text:p>
          </table:table-cell>
          <table:table-cell office:value-type="float" office:value="6.55" table:style-name="ce1">
            <text:p>6.55</text:p>
          </table:table-cell>
          <table:table-cell office:value-type="float" office:value="616.13" table:style-name="ce1">
            <text:p>616.13</text:p>
          </table:table-cell>
          <table:table-cell office:value-type="string" table:style-name="ce1">
            <text:p>inf</text:p>
          </table:table-cell>
          <table:table-cell office:value-type="float" office:value="6.6631762164109001E+40" table:style-name="ce1">
            <text:p>6.66318E+40</text:p>
          </table:table-cell>
          <table:table-cell office:value-type="float" office:value="3.5692613665643E+16" table:style-name="ce1">
            <text:p>3.56926E+16</text:p>
          </table:table-cell>
          <table:table-cell office:value-type="float" office:value="1.86186181908521E+30" table:style-name="ce1">
            <text:p>1.86186E+30</text:p>
          </table:table-cell>
          <table:table-cell office:value-type="float" office:value="1.08736615665674E+146" table:style-name="ce1">
            <text:p>1.0874E+146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57375" table:style-name="ce1">
            <text:p>857375</text:p>
          </table:table-cell>
          <table:table-cell office:value-type="float" office:value="3.9614081257132204E+28" table:style-name="ce1">
            <text:p>3.96141E+28</text:p>
          </table:table-cell>
          <table:table-cell office:value-type="float" office:value="4.55" table:style-name="ce1">
            <text:p>4.55</text:p>
          </table:table-cell>
          <table:table-cell office:value-type="float" office:value="6.57" table:style-name="ce1">
            <text:p>6.57</text:p>
          </table:table-cell>
          <table:table-cell office:value-type="float" office:value="624.14" table:style-name="ce1">
            <text:p>624.14</text:p>
          </table:table-cell>
          <table:table-cell office:value-type="string" table:style-name="ce1">
            <text:p>inf</text:p>
          </table:table-cell>
          <table:table-cell office:value-type="float" office:value="1.8112390828890199E+41" table:style-name="ce1">
            <text:p>1.81124E+41</text:p>
          </table:table-cell>
          <table:table-cell office:value-type="float" office:value="5.35389204984646E+16" table:style-name="ce1">
            <text:p>5.35389E+16</text:p>
          </table:table-cell>
          <table:table-cell office:value-type="float" office:value="3.76333771942756E+30" table:style-name="ce1">
            <text:p>3.76334E+30</text:p>
          </table:table-cell>
          <table:table-cell office:value-type="float" office:value="1.03299784882391E+148" table:style-name="ce1">
            <text:p>1.033E+148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884736" table:style-name="ce1">
            <text:p>884736</text:p>
          </table:table-cell>
          <table:table-cell office:value-type="float" office:value="7.9228162514264302E+28" table:style-name="ce1">
            <text:p>7.92282E+28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6.58" table:style-name="ce1">
            <text:p>6.58</text:p>
          </table:table-cell>
          <table:table-cell office:value-type="float" office:value="632.16" table:style-name="ce1">
            <text:p>632.16</text:p>
          </table:table-cell>
          <table:table-cell office:value-type="string" table:style-name="ce1">
            <text:p>inf</text:p>
          </table:table-cell>
          <table:table-cell office:value-type="float" office:value="4.9234582860120598E+41" table:style-name="ce1">
            <text:p>4.92346E+41</text:p>
          </table:table-cell>
          <table:table-cell office:value-type="float" office:value="8.03083807476968E+16" table:style-name="ce1">
            <text:p>8.03084E+16</text:p>
          </table:table-cell>
          <table:table-cell office:value-type="float" office:value="7.6059036013693798E+30" table:style-name="ce1">
            <text:p>7.6059E+30</text:p>
          </table:table-cell>
          <table:table-cell office:value-type="float" office:value="9.9167793487094892E+149" table:style-name="ce1">
            <text:p>9.9168E+149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912673" table:style-name="ce1">
            <text:p>912673</text:p>
          </table:table-cell>
          <table:table-cell office:value-type="float" office:value="1.5845632502852899E+29" table:style-name="ce1">
            <text:p>1.58456E+29</text:p>
          </table:table-cell>
          <table:table-cell office:value-type="float" office:value="4.57" table:style-name="ce1">
            <text:p>4.57</text:p>
          </table:table-cell>
          <table:table-cell office:value-type="float" office:value="6.6" table:style-name="ce1">
            <text:p>6.6</text:p>
          </table:table-cell>
          <table:table-cell office:value-type="float" office:value="640.19000000000005" table:style-name="ce1">
            <text:p>640.19</text:p>
          </table:table-cell>
          <table:table-cell office:value-type="string" table:style-name="ce1">
            <text:p>inf</text:p>
          </table:table-cell>
          <table:table-cell office:value-type="float" office:value="1.33833471920427E+42" table:style-name="ce1">
            <text:p>1.33833E+42</text:p>
          </table:table-cell>
          <table:table-cell office:value-type="float" office:value="1.2046257112154499E+17" table:style-name="ce1">
            <text:p>1.20463E+17</text:p>
          </table:table-cell>
          <table:table-cell office:value-type="float" office:value="1.53702635277673E+31" table:style-name="ce1">
            <text:p>1.53703E+31</text:p>
          </table:table-cell>
          <table:table-cell office:value-type="float" office:value="9.6192759682482097E+151" table:style-name="ce1">
            <text:p>9.6193E+151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941192" table:style-name="ce1">
            <text:p>941192</text:p>
          </table:table-cell>
          <table:table-cell office:value-type="float" office:value="3.16912650057057E+29" table:style-name="ce1">
            <text:p>3.16913E+29</text:p>
          </table:table-cell>
          <table:table-cell office:value-type="float" office:value="4.58" table:style-name="ce1">
            <text:p>4.58</text:p>
          </table:table-cell>
          <table:table-cell office:value-type="float" office:value="6.61" table:style-name="ce1">
            <text:p>6.61</text:p>
          </table:table-cell>
          <table:table-cell office:value-type="float" office:value="648.24" table:style-name="ce1">
            <text:p>648.24</text:p>
          </table:table-cell>
          <table:table-cell office:value-type="string" table:style-name="ce1">
            <text:p>inf</text:p>
          </table:table-cell>
          <table:table-cell office:value-type="float" office:value="3.6379709476087998E+42" table:style-name="ce1">
            <text:p>3.63797E+42</text:p>
          </table:table-cell>
          <table:table-cell office:value-type="float" office:value="1.8069385668231802E+17" table:style-name="ce1">
            <text:p>1.80694E+17</text:p>
          </table:table-cell>
          <table:table-cell office:value-type="float" office:value="3.1057439705591598E+31" table:style-name="ce1">
            <text:p>3.10574E+31</text:p>
          </table:table-cell>
          <table:table-cell office:value-type="float" office:value="9.4268904488832405E+153" table:style-name="ce1">
            <text:p>9.4269E+153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970299" table:style-name="ce1">
            <text:p>970299</text:p>
          </table:table-cell>
          <table:table-cell office:value-type="float" office:value="6.3382530011411498E+29" table:style-name="ce1">
            <text:p>6.33825E+2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63" table:style-name="ce1">
            <text:p>6.63</text:p>
          </table:table-cell>
          <table:table-cell office:value-type="float" office:value="656.31" table:style-name="ce1">
            <text:p>656.31</text:p>
          </table:table-cell>
          <table:table-cell office:value-type="string" table:style-name="ce1">
            <text:p>inf</text:p>
          </table:table-cell>
          <table:table-cell office:value-type="float" office:value="9.8890303193469401E+42" table:style-name="ce1">
            <text:p>9.88903E+42</text:p>
          </table:table-cell>
          <table:table-cell office:value-type="float" office:value="2.7104078502347699E+17" table:style-name="ce1">
            <text:p>2.71041E+17</text:p>
          </table:table-cell>
          <table:table-cell office:value-type="float" office:value="6.27487047112974E+31" table:style-name="ce1">
            <text:p>6.27487E+31</text:p>
          </table:table-cell>
          <table:table-cell office:value-type="float" office:value="9.3326215443944096E+155" table:style-name="ce1">
            <text:p>9.3326E+155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0000" table:style-name="ce1">
            <text:p>1000000</text:p>
          </table:table-cell>
          <table:table-cell office:value-type="float" office:value="1.26765060022823E+30" table:style-name="ce1">
            <text:p>1.26765E+30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6.64" table:style-name="ce1">
            <text:p>6.64</text:p>
          </table:table-cell>
          <table:table-cell office:value-type="float" office:value="664.39" table:style-name="ce1">
            <text:p>664.39</text:p>
          </table:table-cell>
          <table:table-cell office:value-type="string" table:style-name="ce1">
            <text:p>inf</text:p>
          </table:table-cell>
          <table:table-cell office:value-type="float" office:value="2.6881171418161401E+43" table:style-name="ce1">
            <text:p>2.68812E+43</text:p>
          </table:table-cell>
          <table:table-cell office:value-type="float" office:value="4.0656117753521498E+17" table:style-name="ce1">
            <text:p>4.06561E+17</text:p>
          </table:table-cell>
          <table:table-cell office:value-type="float" office:value="1.2676506002282299E+32" table:style-name="ce1">
            <text:p>1.26765E+32</text:p>
          </table:table-cell>
          <table:table-cell office:value-type="float" office:value="9.3326215443944102E+157" table:style-name="ce1">
            <text:p>9.3326E+157</text:p>
          </table:table-cell>
          <table:table-cell table:number-columns-repeated="16372"/>
        </table:table-row>
        <table:table-row table:number-rows-repeated="10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Function</text:p>
          </table:table-cell>
          <table:table-cell office:value-type="string" table:number-columns-spanned="6" table:number-rows-spanned="1" table:style-name="ce7">
            <text:p>Obseravtion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1: n</text:p>
          </table:table-cell>
          <table:table-cell office:value-type="string" table:number-columns-spanned="6" table:number-rows-spanned="1" table:style-name="ce8">
            <text:p>The output increases linearly(gradually) as value of n increases.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2: n^3</text:p>
          </table:table-cell>
          <table:table-cell office:value-type="string" table:number-columns-spanned="6" table:number-rows-spanned="1" table:style-name="ce9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3: 2^n</text:p>
          </table:table-cell>
          <table:table-cell office:value-type="string" table:number-columns-spanned="6" table:number-rows-spanned="1" table:style-name="ce9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4: ln n</text:p>
          </table:table-cell>
          <table:table-cell office:value-type="string" table:number-columns-spanned="6" table:number-rows-spanned="1" table:style-name="ce9">
            <text:p>The output increases greatly initially but then it does not increase that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5: lg n</text:p>
          </table:table-cell>
          <table:table-cell office:value-type="string" table:number-columns-spanned="6" table:number-rows-spanned="1" table:style-name="ce9">
            <text:p>The output increases greatly initially but then it does not increase that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6: n lg n</text:p>
          </table:table-cell>
          <table:table-cell office:value-type="string" table:number-columns-spanned="6" table:number-rows-spanned="1" table:style-name="ce9">
            <text:p>The output increases linearly(gradually) as value of n increases.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ction 7: 2^2^n</text:p>
          </table:table-cell>
          <table:table-cell office:value-type="string" table:number-columns-spanned="6" table:number-rows-spanned="1" table:style-name="ce9">
            <text:p>Very high output value for small values of n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8: e^n</text:p>
          </table:table-cell>
          <table:table-cell office:value-type="string" table:number-columns-spanned="6" table:number-rows-spanned="1" table:style-name="ce9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9: (3/2)^n</text:p>
          </table:table-cell>
          <table:table-cell office:value-type="string" table:number-columns-spanned="6" table:number-rows-spanned="1" table:style-name="ce9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10: n.2^n</text:p>
          </table:table-cell>
          <table:table-cell office:value-type="string" table:number-columns-spanned="6" table:number-rows-spanned="1" table:style-name="ce9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6">
            <text:p>Function 11: n!</text:p>
          </table:table-cell>
          <table:table-cell office:value-type="string" table:number-columns-spanned="6" table:number-rows-spanned="1" table:style-name="ce10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Overall observation</text:p>
          </table:table-cell>
          <table:table-cell office:value-type="string" table:number-columns-spanned="7" table:number-rows-spanned="1" table:style-name="ce11">
            <text:p>The output increases as value of n increases</text:p>
          </table:table-cell>
          <table:covered-table-cell table:number-columns-repeated="6"/>
          <table:table-cell table:number-columns-repeated="16374"/>
        </table:table-row>
        <table:table-row table:number-rows-repeated="10483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Akshaya Karande</meta:initial-creator>
    <dc:creator>Akshaya Karande</dc:creator>
    <meta:creation-date>2023-01-24T10:15:55Z</meta:creation-date>
    <dc:date>2023-03-28T19:59:31Z</dc:date>
    <meta:editing-cycles>12</meta:editing-cycles>
    <meta:editing-duration>PT50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7.4457480314961pt" svg:width="240.32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K$6" chart:values-cell-range-address="Sheet1.$K$7:.$K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4.1228346456693pt" svg:width="237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J$6" chart:values-cell-range-address="Sheet1.$J$7:.$J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9.9117322834646pt" svg:width="330.8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L$6" chart:values-cell-range-address="Sheet1.$L$7:.$L$27" chart:class="chart:scatter" chart:attached-axis="primary-y" chart:style-name="G0S0">
            <chart:domain table:cell-range-address="Sheet1.$A$7:.$A$107"/>
            <chart:data-point chart:repeated="2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559.6156692913386pt" svg:width="855.269212598425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7" chart:class="chart:scatter" chart:attached-axis="primary-y" chart:style-name="G0S0">
            <chart:domain table:cell-range-address="Sheet1.$A$7:.$A$17"/>
            <chart:data-point chart:repeated="11"/>
          </chart:series>
          <chart:series chart:label-cell-address="Sheet1.$C$6" chart:values-cell-range-address="Sheet1.$C$7:.$C$17" chart:class="chart:scatter" chart:attached-axis="primary-y" chart:style-name="G0S1">
            <chart:domain table:cell-range-address="Sheet1.$A$7:.$A$17"/>
            <chart:data-point chart:repeated="11"/>
          </chart:series>
          <chart:series chart:label-cell-address="Sheet1.$D$6" chart:values-cell-range-address="Sheet1.$D$7:.$D$17" chart:class="chart:scatter" chart:attached-axis="primary-y" chart:style-name="G0S2">
            <chart:domain table:cell-range-address="Sheet1.$A$7:.$A$17"/>
            <chart:data-point chart:repeated="11"/>
          </chart:series>
          <chart:series chart:label-cell-address="Sheet1.$E$6" chart:values-cell-range-address="Sheet1.$E$7:.$E$17" chart:class="chart:scatter" chart:attached-axis="primary-y" chart:style-name="G0S3">
            <chart:domain table:cell-range-address="Sheet1.$A$7:.$A$17"/>
            <chart:data-point chart:repeated="11"/>
          </chart:series>
          <chart:series chart:label-cell-address="Sheet1.$F$6" chart:values-cell-range-address="Sheet1.$F$7:.$F$17" chart:class="chart:scatter" chart:attached-axis="primary-y" chart:style-name="G0S4">
            <chart:domain table:cell-range-address="Sheet1.$A$7:.$A$17"/>
            <chart:data-point chart:repeated="11"/>
          </chart:series>
          <chart:series chart:label-cell-address="Sheet1.$G$6" chart:values-cell-range-address="Sheet1.$G$7:.$G$17" chart:class="chart:scatter" chart:attached-axis="primary-y" chart:style-name="G0S5">
            <chart:domain table:cell-range-address="Sheet1.$A$7:.$A$17"/>
            <chart:data-point chart:repeated="11"/>
          </chart:series>
          <chart:series chart:label-cell-address="Sheet1.$I$6" chart:values-cell-range-address="Sheet1.$I$7:.$I$17" chart:class="chart:scatter" chart:attached-axis="primary-y" chart:style-name="G0S6">
            <chart:domain table:cell-range-address="Sheet1.$A$7:.$A$17"/>
            <chart:data-point chart:repeated="11"/>
          </chart:series>
          <chart:series chart:label-cell-address="Sheet1.$J$6" chart:values-cell-range-address="Sheet1.$J$7:.$J$17" chart:class="chart:scatter" chart:attached-axis="primary-y" chart:style-name="G0S7">
            <chart:domain table:cell-range-address="Sheet1.$A$7:.$A$17"/>
            <chart:data-point chart:repeated="11"/>
          </chart:series>
          <chart:series chart:label-cell-address="Sheet1.$K$6" chart:values-cell-range-address="Sheet1.$K$7:.$K$17" chart:class="chart:scatter" chart:attached-axis="primary-y" chart:style-name="G0S8">
            <chart:domain table:cell-range-address="Sheet1.$A$7:.$A$17"/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2.4pt" svg:width="231.052283464566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6646456692913pt" svg:width="237.996692913385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6" chart:values-cell-range-address="Sheet1.$C$7:.$C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2.3274015748032pt" svg:width="228.670551181102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6" chart:values-cell-range-address="Sheet1.$D$7:.$D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99.77968503937007pt" svg:width="230.2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E$6" chart:values-cell-range-address="Sheet1.$E$7:.$E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07.660157480315pt" svg:width="227.11173228346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F$6" chart:values-cell-range-address="Sheet1.$F$7:.$F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3529133858268pt" svg:width="231.78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6" chart:values-cell-range-address="Sheet1.$G$7:.$G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5.9496062992126pt" svg:width="220.11047244094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6" chart:values-cell-range-address="Sheet1.$H$7:.$H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0.9607874015748pt" svg:width="206.900629921259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I$6" chart:values-cell-range-address="Sheet1.$I$7:.$I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